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4"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5"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style:text-underline-style="none" fo:font-weight="bold" style:letter-kerning="false" style:font-size-asian="12pt" style:font-weight-asian="bold"/>
    </style:style>
    <style:style style:name="P6"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ItalicMT" fo:font-size="12pt" fo:letter-spacing="normal" fo:font-style="italic" style:text-underline-style="none" fo:font-weight="normal" style:letter-kerning="false" style:font-size-asian="12pt" style:font-style-asian="italic" style:font-weight-asian="normal"/>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22222" style:text-outline="false" style:font-name="ArialMT" fo:font-size="12pt" fo:letter-spacing="normal" fo:font-style="normal" style:text-underline-style="none" fo:font-weight="normal" style:letter-kerning="false" style:font-size-asian="12pt" style:font-style-asian="normal" style:font-weight-asian="normal"/>
    </style:style>
    <style:style style:name="P12" style:family="paragraph" style:parent-style-name="Standard">
      <style:paragraph-properties fo:margin-top="0in" fo:margin-bottom="0.1665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style:letter-kerning="false" style:font-size-asian="12pt"/>
    </style:style>
    <style:style style:name="P13"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14"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15" style:family="paragraph" style:parent-style-name="Standard">
      <style:paragraph-properties fo:margin-top="0in" fo:margin-bottom="0.1665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16"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17"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style:text-underline-style="none" fo:font-weight="bold" style:letter-kerning="false" style:font-size-asian="12pt" style:font-weight-asian="bold"/>
    </style:style>
    <style:style style:name="P18"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19"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20"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21"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22"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style>
    <style:style style:name="P23"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ent-style-name="Standard">
      <style:paragraph-properties fo:margin-top="0in" fo:margin-bottom="0.1665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5"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7"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4pt" fo:letter-spacing="normal" fo:font-style="normal" style:text-underline-style="none" fo:font-weight="normal" style:letter-kerning="false" style:font-size-asian="14pt" style:font-style-asian="normal" style:font-weight-asian="normal"/>
    </style:style>
    <style:style style:name="P28" style:family="paragraph" style:parent-style-name="Standard">
      <style:paragraph-properties fo:margin-top="0in" fo:margin-bottom="0.097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Standard">
      <style:paragraph-properties fo:margin-top="0in" fo:margin-bottom="0.0972in" loext:contextual-spacing="false" fo:line-height="12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1"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T1" style:family="text">
      <style:text-properties fo:color="#000000" style:text-outline="false" style:font-name="ArialMT" fo:font-size="15pt" fo:letter-spacing="normal" style:text-underline-style="solid" style:text-underline-width="auto" style:text-underline-color="font-color" style:letter-kerning="false" style:font-size-asian="15pt"/>
    </style:style>
    <style:style style:name="T2" style:family="text">
      <style:text-properties fo:color="#000000" style:text-outline="false" style:font-name="ArialMT" fo:font-size="12pt" fo:letter-spacing="normal" style:text-underline-style="solid" style:text-underline-width="auto" style:text-underline-color="font-color" fo:font-weight="normal" style:letter-kerning="false" style:font-size-asian="12pt" style:font-weight-asian="normal"/>
    </style:style>
    <style:style style:name="T3" style:family="text">
      <style:text-properties fo:color="#000000" style:text-outline="false" style:font-name="ArialMT" fo:font-size="12pt" fo:letter-spacing="normal" style:text-underline-style="none" fo:font-weight="normal" style:letter-kerning="false" style:font-size-asian="12pt" style:font-weight-asian="normal"/>
    </style:style>
    <style:style style:name="T4" style:family="text">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T5" style:family="text">
      <style:text-properties fo:color="#000000" style:text-outline="false" style:font-name="ArialMT" fo:font-size="12pt" fo:letter-spacing="normal" fo:font-style="normal" style:text-underline-style="solid" style:text-underline-width="auto" style:text-underline-color="font-color" fo:font-weight="normal" style:letter-kerning="false" style:font-size-asian="12pt" style:font-style-asian="normal" style:font-weight-asian="normal"/>
    </style:style>
    <style:style style:name="T6" style:family="text">
      <style:text-properties fo:color="#000000" style:text-outline="false" style:font-name="Arial-BoldMT" fo:font-size="12pt" fo:letter-spacing="normal" style:text-underline-style="none" fo:font-weight="bold" style:letter-kerning="false" style:font-size-asian="12pt" style:font-weight-asian="bold"/>
    </style:style>
    <style:style style:name="T7" style:family="text">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T8" style:family="text">
      <style:text-properties fo:color="#000000" style:text-outline="false" style:font-name="Times-Bold" fo:font-size="14pt" fo:letter-spacing="normal" style:text-underline-style="none" fo:font-weight="bold" style:letter-kerning="false" style:font-size-asian="14pt" style:font-weight-asian="bold"/>
    </style:style>
    <style:style style:name="T9" style:family="text">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style>
    <style:style style:name="T10" style:family="text">
      <style:text-properties fo:color="#000000" style:text-outline="false" style:font-name="Times-Bold" fo:font-size="12pt" fo:letter-spacing="normal" fo:font-style="normal" style:text-underline-style="none" fo:font-weight="bold" style:letter-kerning="false" style:font-size-asian="12pt" style:font-style-asian="normal" style:font-weight-asian="bold"/>
    </style:style>
    <style:style style:name="T11" style:family="text">
      <style:text-properties fo:color="#000000" style:text-outline="false" style:font-name="Times-Roman" fo:font-size="14pt" fo:letter-spacing="normal" style:text-underline-style="none" fo:font-weight="normal" style:letter-kerning="false" style:font-size-asian="14pt" style:font-weight-asian="normal"/>
    </style:style>
    <style:style style:name="T12" style:family="text">
      <style:text-properties fo:color="#000000" style:text-outline="false" style:font-name="Times-Roman" fo:font-size="14pt" fo:letter-spacing="normal" fo:font-style="normal" style:text-underline-style="none" fo:font-weight="normal" style:letter-kerning="false" style:font-size-asian="14pt" style:font-style-asian="normal" style:font-weight-asian="normal"/>
    </style:style>
    <style:style style:name="T13" style:family="text">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T14" style:family="text">
      <style:text-properties fo:color="#000000" style:text-outline="false" style:font-name="Arial-ItalicMT" fo:font-size="12pt" fo:letter-spacing="normal" fo:font-style="italic" style:text-underline-style="none" fo:font-weight="normal" style:letter-kerning="false" style:font-size-asian="12pt" style:font-style-asian="italic" style:font-weight-asian="normal"/>
    </style:style>
    <style:style style:name="T15" style:family="text">
      <style:text-properties fo:color="#000000" style:text-outline="false" style:text-position="super 58%" style:font-name="ArialMT" fo:font-size="8pt" fo:letter-spacing="normal" fo:font-style="normal" style:text-underline-style="none" fo:font-weight="normal" style:letter-kerning="false" style:font-size-asian="8pt" style:font-style-asian="normal" style:font-weight-asian="normal"/>
    </style:style>
    <style:style style:name="T16" style:family="text">
      <style:text-properties fo:color="#000000" style:text-outline="false" style:font-name="Helvetica-Bold" fo:font-size="18pt" fo:letter-spacing="normal" fo:font-style="normal" style:text-underline-style="none" fo:font-weight="bold" style:letter-kerning="false" style:font-size-asian="18pt" style:font-style-asian="normal" style:font-weight-asian="bold"/>
    </style:style>
    <style:style style:name="T17" style:family="text">
      <style:text-properties fo:color="#222222" style:text-outline="false" style:font-name="Arial-BoldMT" fo:font-size="12pt" fo:letter-spacing="normal" fo:font-style="normal" style:text-underline-style="none" fo:font-weight="bold" style:letter-kerning="false" style:font-size-asian="12pt" style:font-style-asian="normal" style:font-weight-asian="bold"/>
    </style:style>
    <style:style style:name="T18" style:family="text">
      <style:text-properties fo:color="#222222" style:text-outline="false" style:font-name="ArialMT" fo:font-size="12pt" fo:letter-spacing="normal" fo:font-style="normal" style:text-underline-style="none" fo:font-weight="normal" style:letter-kerning="false" style:font-size-asian="12pt" style:font-style-asian="normal" style:font-weight-asian="normal"/>
    </style:style>
    <style:style style:name="T19" style:family="text">
      <style:text-properties fo:color="#222222" style:text-outline="false" style:font-name="ArialMT" fo:font-size="12pt" fo:letter-spacing="normal" fo:font-style="normal" style:text-underline-style="solid" style:text-underline-width="auto" style:text-underline-color="font-color" fo:font-weight="normal" style:letter-kerning="false"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tails on Cities and Towns</text:span></text:p>
      <text:p text:style-name="P12"/>
      <text:p text:style-name="P23"><text:span text:style-name="T6">South:</text:span></text:p>
      <text:p text:style-name="P26"><text:span text:style-name="T8">Monolith</text:span></text:p>
      <text:p text:style-name="P9"><text:span text:style-name="T2">What</text:span><text:span text:style-name="T3">: In the middle of a forested area is the monolith: a massive, obsidian structure that reaches into the sky. The sky is neither sunny nor the dark, but it does have unearthly streaks of orange and other colors. The color is not from the sunset but rather the disruption in the air caused by the energy of the monolith. The ground surrounding the monolith is dirt with green patches further back. The grass ends in almost a perfect line, implying the monolith killed it. The dirt immediate surrounding the monolith is strangely dark and empty.</text:span></text:p>
      <text:p text:style-name="P2"/>
      <text:p text:style-name="P9"><text:span text:style-name="T2">Why</text:span><text:span text:style-name="T3">: background story, to show a really tough, rugged history </text:span></text:p>
      <text:p text:style-name="P9"><text:span text:style-name="T2">History</text:span><text:span text:style-name="T3">: Created by the matron in the very distant past. </text:span></text:p>
      <text:p text:style-name="P9"><text:span text:style-name="T2">Placement</text:span><text:span text:style-name="T3">: First</text:span></text:p>
      <text:p text:style-name="P2"/>
      <text:p text:style-name="P9"><text:span text:style-name="T2">Notes</text:span><text:span text:style-name="T3">: Two versions: one for opening, one for actual usage at end of game. The second is the exact same, but worn down to just a handful of black shards jutting from the ground (they are all that remained from the explosion). Dark spots, ivy, dirt.</text:span></text:p>
      <text:p text:style-name="P13"/>
      <text:p text:style-name="P26"><text:span text:style-name="T8">Bredon</text:span></text:p>
      <text:p text:style-name="P9"><text:span text:style-name="T2">What</text:span><text:span text:style-name="T3">: Nature, trees, quaint. Simple. Names are often related to nature but with a twist. Crunchy Mango. Bakery Bluebell. Typical, humble English names and personalities. Easy to relate to. Endearing in their slight strangeness. Spacious.</text:span></text:p>
      <text:p text:style-name="P9"><text:span text:style-name="T3"><text:tab/>The ground is grass with a stone road marking the main path. The town is surrounded by trees has exists two entrances (one to the south and one to the north). In the center of the town is the </text:span><text:span text:style-name="T6">Town Square</text:span><text:span text:style-name="T3"> with a park and playground—including a sand box and swing set. It is partitioned off from the town with a wooden fence, and one main entrance (all made of wood). <text:s/>There is a small green field with benches.</text:span></text:p>
      <text:p text:style-name="P9"><text:span text:style-name="T3"><text:tab/>The </text:span><text:span text:style-name="T6">palace</text:span><text:span text:style-name="T3"> exists on the western point of the city, and the homes of the Harvest Lords are scattered along the invisible line that surrounds the town (meaning, they roughly circle the town, itself). The palace is placed on the opposite side of a mote-style pit, with a wooden bridge. It is partially set up in the middle of an old, very fat tree. Two hallways extends from either side of the main building (which serves as the throne room, etc.) and lead to the remaining wings (to the right, private quarters, and to the left, private meeting rooms). Lord Bosworth lives here, now.</text:span></text:p>
      <text:p text:style-name="P9"><text:span text:style-name="T3"><text:tab/></text:span><text:span text:style-name="T6">The Lord's House </text:span><text:span text:style-name="T3">originally belonged to the current IlFraternity. Large wooden structures with huge, wall-sized windows. They are set up on the side of a not-so-steep hill, meaning they are partially supported by wood and metal foundations that reach from the ground to the house. There is at least one Lord's House in the town.</text:span></text:p>
      <text:p text:style-name="P9"><text:span text:style-name="T3"><text:tab/>The average </text:span><text:span text:style-name="T6">civilian</text:span><text:span text:style-name="T3"> lives in quaint wood/stone houses around the town, winding through and up the trees. They lead to a second story of houses in the trees.</text:span></text:p>
      <text:p text:style-name="P9"><text:span text:style-name="T3"><text:tab/>Bredon Welcome Committee NPC likes to greet people as they come to Bredon. He used to be an aristocrat, but is now working for the Harvest Lords. It's kind of a terribly embarrassing job. He hangs out in the </text:span><text:span text:style-name="T6">Town Square</text:span><text:span text:style-name="T3"> and wears a blue sash and cap.</text:span></text:p>
      <text:p text:style-name="P9"><text:span text:style-name="T3"> </text:span><text:span text:style-name="T2">Why</text:span><text:span text:style-name="T3">: This is the capital—the central meeting and trading point in the south. Player comes here looking for clues about the crystals. It also helps establish Rolan's world (in the south).</text:span></text:p>
      <text:p text:style-name="P9"><text:soft-page-break/><text:span text:style-name="T3"> </text:span><text:span text:style-name="T2">History</text:span><text:span text:style-name="T3">: Has a long history of trade and values hard work and being a good neighbor. Small farmer town vibe and values. When the Harvest Lords took over, it became more reliant on merchants.</text:span></text:p>
      <text:p text:style-name="P9"><text:span text:style-name="T3"> </text:span><text:span text:style-name="T2">Town Idiosyncrasies:</text:span><text:span text:style-name="T3"> </text:span></text:p>
      <text:p text:style-name="P9"><text:span text:style-name="T3"><text:tab/>-The people, even those who are clearly worn down, always sound positive. Even when they speak about the Harvest Lords, or they lost money gambling, they say something nice. However, if you get them talking, they'll speak their minds in a very honest yet somehow cryptic manner. <text:s/>Deep down they have a strangely aggressive demeanor...hence the gambling, and strange kids in the park.</text:span></text:p>
      <text:p text:style-name="P9"><text:span text:style-name="T3"><text:tab/>-Locals can all tell Rolan is a country boy. They may even treat him extra nice. They are all in awe of Lulu's purple hair, and fashion</text:span></text:p>
      <text:p text:style-name="P9"><text:span text:style-name="T3"><text:tab/>-Locked locations are blocked by Bredon Welcome Committee NPC who will run up and up and stop you.</text:span></text:p>
      <text:p text:style-name="P9"><text:span text:style-name="T3"> </text:span><text:span text:style-name="T2">Race/Culture:</text:span><text:span text:style-name="T3"> There is a visible difference between the native southerners, who are kind and hard working, and the merchants who exploit them. They are generally non-judgmental, but don't know much about other races and cultures. If they saw a totally different race they might just stare, in shock.</text:span></text:p>
      <text:p text:style-name="P9"><text:span text:style-name="T3"> </text:span><text:span text:style-name="T2">Placement</text:span><text:span text:style-name="T3">: Early, first city!</text:span></text:p>
      <text:p text:style-name="P9"><text:span text:style-name="T3"> </text:span><text:span text:style-name="T2">Notes</text:span><text:span text:style-name="T3">: The structures in this city are like a hippie/hipster's paradise. When player sees the library, they should think “I would legitimately go there if it existed.”</text:span></text:p>
      <text:p text:style-name="P2"/>
      <text:p text:style-name="P17"/>
      <text:p text:style-name="P26"><text:span text:style-name="T8">Forest Town</text:span></text:p>
      <text:p text:style-name="P9"><text:span text:style-name="T2">What</text:span><text:span text:style-name="T3">: Small town in nature. Very realistic and rustic. The town is lined with sweet forest homes. Quaint, simple and woodsy. Some houses have wind chimes out front that can make a chiming sound (including Rolan's...this will be a fun sound to use in the Nightmare Dungeon). Wooden cottage-shapes, earthy brown roofs, family shields, gardens, wells. The ground is vibrant, sprawling green grass. There are 5 residential houses (Rolan; Roger; Sarah; The Meechums; Mr. Lamm), and at least one supply store. The store owner is out. </text:span></text:p>
      <text:p text:style-name="P9"><text:span text:style-name="T3"><text:tab/>The town is full of plant-life and flowers. Mr. Lamm is the town leader, and his house is marked by a row of large, bushy oak trees and a huge set of antlers over his front door. A small stream winds in from the forest and ends in the middle of town. This leads to Naga Lake (referred to only as The Lake, in conversation)</text:span></text:p>
      <text:p text:style-name="P9"><text:span text:style-name="T3"> </text:span><text:span text:style-name="T2">Why</text:span><text:span text:style-name="T3">: Rolan's home town. Quaint, quaint and cozy to get us settling into his world </text:span></text:p>
      <text:p text:style-name="P9"><text:span text:style-name="T2">History</text:span><text:span text:style-name="T3">: The town was one of the first settlements, made obvious by it's very simple name.  </text:span></text:p>
      <text:p text:style-name="P9"><text:span text:style-name="T2">Town Idiosyncrasies</text:span><text:span text:style-name="T3">:</text:span></text:p>
      <text:p text:style-name="P9"><text:span text:style-name="T3"><text:tab/>-everyone knows everyone, and everyone loves Rolan</text:span></text:p>
      <text:p text:style-name="P9"><text:span text:style-name="T3"><text:tab/>-They never know what's going on in the outside world</text:span></text:p>
      <text:p text:style-name="P9"><text:span text:style-name="T3"><text:tab/>-They are very friendly and humorous</text:span></text:p>
      <text:p text:style-name="P9"><text:span text:style-name="T3"><text:tab/>-they are famous (like all small southern towns) for their demeanour and politeness </text:span></text:p>
      <text:p text:style-name="P9"><text:span text:style-name="T2">Race/Culture</text:span><text:span text:style-name="T3">: They are all humans with the same long history. They are woodland folk, though not particularly rugged or tough. They tend to be simple folk of simple taste. The fact that Rolan's mother left really stands out like a sore thumb, as they are all homebodies that barely leave the village. </text:span></text:p>
      <text:p text:style-name="P9"><text:span text:style-name="T2">Placement</text:span><text:span text:style-name="T3">: first town </text:span></text:p>
      <text:p text:style-name="P9"><text:span text:style-name="T2">Notes</text:span><text:span text:style-name="T3">: </text:span></text:p>
      <text:p text:style-name="P2"/>
      <text:p text:style-name="P14"/>
      <text:p text:style-name="P26"><text:span text:style-name="T8">Mudbottom</text:span><text:span text:style-name="T11"> [previously Flintborough]</text:span></text:p>
      <text:p text:style-name="P10"><text:soft-page-break/><text:span text:style-name="T3">Changed the name because we had “Finbury,” “Flintborough,” and “Beauford”</text:span></text:p>
      <text:p text:style-name="P5"/>
      <text:p text:style-name="P9"><text:span text:style-name="T2">What</text:span><text:span text:style-name="T3">: </text:span><text:span text:style-name="T14"><text:tab/></text:span><text:span text:style-name="T4">The small town is completely abandoned. The houses are simple, square-shaped mud structures, all strung together: large buildings with many entrances, exits, and rooms. Entering through one door, the player could practically come out on the other side of town, or anywhere in between. Buildings are externally ornamented with a white dotted line or simple white pattern. Some windows have colorful mosaic stained glass. Some areas are obstructed by piles of dirt and old garbage (wood planks, supplies). There is a well in the center (that looks like a hole in the ground), with a wooden pump. There are mud statues surrounding the well, making it into a sort of “town square.” They are in the shapes of large vases and masks/heads with strong touches of white and blue. </text:span></text:p>
      <text:p text:style-name="P28"><text:span text:style-name="T4"><text:tab/>Homes have perfectly square rooms, and practically nothing inside; there may be some cool treasures. A kitchen is marked by one oven-shaped block, and a bedroom has one, long, clay bed. These homes are strung together in the same, large building. A river of dried mud goes through the town, leading to the MUD PIT in the back. However, this is a long, winding stream that flows in the ground level of the largest structure in town.</text:span></text:p>
      <text:p text:style-name="P7"/>
      <text:p text:style-name="P9"><text:span text:style-name="T5">Atmosphere</text:span><text:span text:style-name="T4">: Hot desert. Warm colors. </text:span></text:p>
      <text:p text:style-name="P9"><text:span text:style-name="T5">Why</text:span><text:span text:style-name="T4">: We come here to find mud.</text:span></text:p>
      <text:p text:style-name="P9"><text:span text:style-name="T4"> </text:span><text:span text:style-name="T5">History</text:span><text:span text:style-name="T4">: Was once a thriving town that built structures from mud, and also exported mud and workers to other cities, specifically The Block. Recently, The Block has stopped using their services and the town went bankrupt. Everyone has left.</text:span></text:p>
      <text:p text:style-name="P9"><text:span text:style-name="T4"> </text:span><text:span text:style-name="T5">Town Idiosyncrasie</text:span><text:span text:style-name="T4">s: Clear obsession with mud, even when it makes little sense. It seems like a god or a fetish.</text:span></text:p>
      <text:p text:style-name="P9"><text:span text:style-name="T4"> </text:span><text:span text:style-name="T5">Race/Culture</text:span><text:span text:style-name="T4">: [empty....only Franklin lives here]. There were a handful of clay artisans; other than them, Mudbottomians were very no-nonsense people. They didn't care for lots of decoration.</text:span></text:p>
      <text:p text:style-name="P9"><text:span text:style-name="T4"> </text:span><text:span text:style-name="T5">Placement</text:span><text:span text:style-name="T4">: Early, Caravan Chapter</text:span></text:p>
      <text:p text:style-name="P9"><text:span text:style-name="T4"> </text:span><text:span text:style-name="T5">Notes</text:span><text:span text:style-name="T4">: </text:span></text:p>
      <text:p text:style-name="P3"/>
      <text:p text:style-name="P18"/>
      <text:p text:style-name="P26"><text:span text:style-name="T9">Finbury</text:span></text:p>
      <text:p text:style-name="P9"><text:span text:style-name="T5">What</text:span><text:span text:style-name="T4">: small “magical” village. Home to the runemaster, herbalist, tea master, and weatherman. Fantastical, mysterious treehouses. The town is small but spread out over a vast, green area. Houses have their own lakes, or hillside, or herd of cows. They are generally mysterious, lined with vines, scraps of cloth, and lights. Interiors are mystical—like a fancy traditional Turkish restaurant (surprisingly hard to find images of that on the internet...). Walls have golden, and colorful tapestries. Seats are cushions around a low wooden table. There are many bronze lanterns.</text:span></text:p>
      <text:p text:style-name="P9"><text:span text:style-name="T4">Atmosphere: colorful mountainside with lakes. Autumnal colors</text:span></text:p>
      <text:p text:style-name="P9"><text:span text:style-name="T4"> </text:span><text:span text:style-name="T5">Why</text:span><text:span text:style-name="T4">: Location of runes. Town of “magic” folks. Fantastical...and slightly Turkish </text:span></text:p>
      <text:p text:style-name="P9"><text:span text:style-name="T5">History</text:span><text:span text:style-name="T4">: The people of Finbury have always been traveling folk. They learn from their ancestors all of the ways to interact with nature. Being a very small group with no farmers or real hunters, they rely on their knowledge of nature (eat a lot of mushrooms and berries) and sell their services to outsiders. They have a place of respect among other peoples, and get along well. More and more of these folks give up the country life and have moved to the city, so the village is getting smaller and smaller—but that just means more jobs for less people, and they are doing well. </text:span></text:p>
      <text:p text:style-name="P9"><text:span text:style-name="T5">Town Idiosyncrasies</text:span><text:span text:style-name="T4">: Everyone in Finbury has their own pet, or two.</text:span></text:p>
      <text:p text:style-name="P9"><text:span text:style-name="T4"><text:tab/>People that seek out the Finbury folk's help too often get judged to be a little nutty (as </text:span><text:soft-page-break/><text:span text:style-name="T4">in, too new age), and called Birds/Finbirdies</text:span></text:p>
      <text:p text:style-name="P9"><text:span text:style-name="T4"><text:tab/>-pipe smoking, candles, tea are prominent</text:span></text:p>
      <text:p text:style-name="P9"><text:span text:style-name="T4"><text:tab/>-Everyone knows what you want to ask them</text:span></text:p>
      <text:p text:style-name="P9"><text:span text:style-name="T4"><text:tab/>-people will sense something strange about you (the crystal) and try to get you test out whatever their specialty is and talk with them. Some may try to charge you, but most are simply over-zealous.</text:span></text:p>
      <text:p text:style-name="P9"><text:span text:style-name="T4"><text:tab/>-They don't have a proper leader or government, but they have an “ambassador” that interacts on their behalf with the other countries. The ambassador is actually </text:span><text:span text:style-name="T14">two</text:span><text:span text:style-name="T4"> much much older men. The eldest son in their family was born to the title, except no one liked the older brother. He isn't so smart and doesn't really care about the Finbury business/brand. He just likes interior decorating and fashion. </text:span></text:p>
      <text:p text:style-name="P9"><text:span text:style-name="T5">Race/Culture: </text:span><text:span text:style-name="T4">The only people they have a problem with are those of the Spire. The spire folk consider themselves to be the most enlightened and to have a perfect relationship to nature. They consider Finbury a bunch of redneck sorcerers, and Finbury sees them as uptight snobs with a crazed religious fervor.</text:span></text:p>
      <text:p text:style-name="P9"><text:span text:style-name="T4"><text:tab/>Finbury folk are proud to not call themselves real southerners, but they also consider themselves more southern than anything else.</text:span></text:p>
      <text:p text:style-name="P9"><text:span text:style-name="T4"><text:tab/>There are a number of fairies (the small lightning bug kind) that flit around in certain areas that may be caught. They could be part of a potionmaster's concoction, or a runemaker's ingredients list. </text:span></text:p>
      <text:p text:style-name="P9"><text:span text:style-name="T4">Placement: Early 1</text:span><text:span text:style-name="T15">st</text:span><text:span text:style-name="T4"> half </text:span></text:p>
      <text:p text:style-name="P9"><text:span text:style-name="T4">Notes: The Ceremonial Hand</text:span></text:p>
      <text:p text:style-name="P3"/>
      <text:p text:style-name="P18"/>
      <text:p text:style-name="P26"><text:span text:style-name="T9">Glenhurst</text:span></text:p>
      <text:p text:style-name="P9"><text:span text:style-name="T5">What</text:span><text:span text:style-name="T4">: Quaint fishing village in the south. Rugged homes and people. There is a small harbor for the fishing boat, and a typical fish market (see Jagalchi Fish Market for inspiration). Lighthouse. Fisherman's college. Boating school. Boats at the dock surrounded by crates and nets. The leader is a man named Beardsly, and he is a huge man that spends his time smoking a pipe and pondering life. He really doesn't stop smoking his pipe while staring out over the sea. He is really proud of his town and will show you around and even invite you to dinner.</text:span></text:p>
      <text:p text:style-name="P9"><text:span text:style-name="T4">Atmosphere: Sunny seaside town, but not overly-warm colors. It's a fishing town, not a beach resort. </text:span></text:p>
      <text:p text:style-name="P9"><text:span text:style-name="T5">Why</text:span><text:span text:style-name="T4">: A southern village that isn't so pretty and happy. </text:span></text:p>
      <text:p text:style-name="P9"><text:span text:style-name="T5">History</text:span><text:span text:style-name="T4">: A small village formed in the south, they export their fish regularly to Bredon and have a small, simple economy. </text:span></text:p>
      <text:p text:style-name="P9"><text:span text:style-name="T5">Town Idiosyncrasies</text:span><text:span text:style-name="T4">:</text:span></text:p>
      <text:p text:style-name="P9"><text:span text:style-name="T4"><text:tab/>-thick accents</text:span></text:p>
      <text:p text:style-name="P9"><text:span text:style-name="T4"><text:tab/>-everything smells like fish</text:span></text:p>
      <text:p text:style-name="P9"><text:span text:style-name="T4"><text:tab/>-people are really no-nonsense. They only talk about what is important in their day-to-day life (no politics, sages, etc)</text:span></text:p>
      <text:p text:style-name="P9"><text:span text:style-name="T4"><text:tab/>-some live fish may try to escape (an octopus flopping through the street, or hiding in your bag)</text:span></text:p>
      <text:p text:style-name="P9"><text:span text:style-name="T4"><text:tab/>-you can try out eating live octopus (it may take a few tries)</text:span></text:p>
      <text:p text:style-name="P9"><text:span text:style-name="T4"><text:tab/>-they may try to barter with you</text:span></text:p>
      <text:p text:style-name="P9"><text:span text:style-name="T4"><text:tab/>-The fishermen all slap around in their rubber fishing gear. This will leave a water trail behind them when they walk </text:span></text:p>
      <text:p text:style-name="P9"><text:span text:style-name="T5">Race/Cultur</text:span><text:span text:style-name="T4">e: Everyone is very rough and rugged—including children and pregnant women They are very hard-working people that have always had to fight off hunger. Everyone is always busy doing something. They will also be very confused as to why you </text:span><text:soft-page-break/><text:span text:style-name="T4">are gallivanting about. The people here are actually rather giving. You may be offered a quest to bring fish to a poor family in town or another city. Everyone gets up early morning and goes to bed really early. This might make interacting a bit tough at time. </text:span></text:p>
      <text:p text:style-name="P3"/>
      <text:p text:style-name="P9"><text:span text:style-name="T5">Placement</text:span><text:span text:style-name="T4">: Early 1</text:span><text:span text:style-name="T15">st</text:span><text:span text:style-name="T4"> half </text:span></text:p>
      <text:p text:style-name="P9"><text:span text:style-name="T5">Notes</text:span><text:span text:style-name="T4">: Lover Transformed</text:span></text:p>
      <text:p text:style-name="P3"/>
      <text:p text:style-name="P18"/>
      <text:p text:style-name="P26"><text:span text:style-name="T9">Cenive</text:span></text:p>
      <text:p text:style-name="P9"><text:span text:style-name="T5">What</text:span><text:span text:style-name="T4">: Big city with a big fair, and people that make out a lot. There are cool street markets, mixed with flashy carnival pieces. It has that elegant sci-fi world look about it, where people may be masked, or in floor length golden dresses for no apparent reason. Ordinary folk are dressed in simple french “peasant” clothes with lots of color (a good example is actually Beauty &amp; the Beast).</text:span></text:p>
      <text:p text:style-name="P9"><text:span text:style-name="T4"><text:tab/>Insanely beautiful flowers, colors and “romantic” spots. Picnics and parks galore. Names are rather noticeably reminiscent of French. Everything in the town is couple and nature-oriented. There may be an outdoor garden cafe, Unité; a couple's bookstore, Romane d'amour. In the evening, they dance in the garden square (Le Couer). Cenive folk are often “Finbirdies” and will pay the Finburians to visit and perform some kind of tricks (more akin to Gandalf and his fireworks. They are able to create color shows, and atmospheres using pseudo-science). There is a “love-locks” equivalent, where you buy a specially made wreath from a Finburian and attach it to the fence surrounding the garden square.</text:span></text:p>
      <text:p text:style-name="P3"/>
      <text:p text:style-name="P9"><text:span text:style-name="T4">Atmosphere: Spring weather. Bright colors, lush greenery, crystal blue lakes. </text:span></text:p>
      <text:p text:style-name="P9"><text:span text:style-name="T4"> </text:span><text:span text:style-name="T5">Why</text:span><text:span text:style-name="T4">: A happy, romantic and fun town to get Rolan and Lulu feeling a little more upbeat </text:span></text:p>
      <text:p text:style-name="P9"><text:span text:style-name="T5">History</text:span><text:span text:style-name="T4">: The town has always had great soil and great harvests. More than any other southern town, they grow fruit, vegetables and even flours to bake with. As a result, they have always had a large influx of visitors from other cities looking to buy fresh goods, or simply to “visit” with the families. They are famous for their festivals and harvest carnivals. It's a big tourism town, with a lot of couples on honeymoons. </text:span></text:p>
      <text:p text:style-name="P9"><text:span text:style-name="T5">Town Idiosyncrasies</text:span><text:span text:style-name="T4">:</text:span></text:p>
      <text:p text:style-name="P9"><text:span text:style-name="T4"><text:tab/>-Everyone will flirt with you, it's their normal way of interacting</text:span></text:p>
      <text:p text:style-name="P9"><text:span text:style-name="T4"><text:tab/>-If you don't flirt back </text:span><text:span text:style-name="T14">at all</text:span><text:span text:style-name="T4"> they would consider it rude</text:span></text:p>
      <text:p text:style-name="P9"><text:span text:style-name="T4"><text:tab/>-Everyone is an expert on fruits and vegetables. When you don't know the difference between stuff, they just say “awww.”</text:span></text:p>
      <text:p text:style-name="P9"><text:span text:style-name="T4"><text:tab/>-Everyone loves having fun. There will be all sorts of people at their carnival—they especially love dancing.<text:tab/></text:span></text:p>
      <text:p text:style-name="P9"><text:span text:style-name="T4"><text:tab/>-once they see you are a couple, they immediately become nice and get really excited</text:span></text:p>
      <text:p text:style-name="P9"><text:span text:style-name="T4"><text:tab/>-they have a name for everything related to being a couple. Rolan and Lulu are going for a la Floraisan when they're just walking through a garden together </text:span></text:p>
      <text:p text:style-name="P9"><text:span text:style-name="T5">Race/Culture</text:span><text:span text:style-name="T4">: They can be a little snobbish, and believe their town is the most fun and open place in the world.  </text:span></text:p>
      <text:p text:style-name="P9"><text:span text:style-name="T5">Placement</text:span><text:span text:style-name="T4">: early 1</text:span><text:span text:style-name="T15">st</text:span><text:span text:style-name="T4"> half </text:span></text:p>
      <text:p text:style-name="P9"><text:span text:style-name="T5">Notes</text:span><text:span text:style-name="T4">: Visually, the focus is really on making it flowery and pretty, like a massive, romantic garden. The clothes should also express this romantic ideal. </text:span></text:p>
      <text:p text:style-name="P3"/>
      <text:p text:style-name="P20"/>
      <text:p text:style-name="P19"/>
      <text:p text:style-name="P26"><text:soft-page-break/><text:span text:style-name="T7">North:</text:span></text:p>
      <text:p text:style-name="P29"><text:span text:style-name="T4"><text:tab/>Google “Jotunheim” for some ideas. Fantasy Nordic elements. Very rugged, mystical and overwhelming. Can be </text:span><text:span text:style-name="T14">very</text:span><text:span text:style-name="T4"> fantasy-genre. The typical northern greeting is “How goes your fire?” In every town is at least one motherly type that tries to feed you traditional northern snacks, telling you you don't look healthy enough. There may be remote area that mimic the Aurora Borealis in the sky, which may trigger a special Rolan-centric scene. Northerners may also have “Elg,” an animal that looks much like a moose or reindeer that is used for transporting heavy things or distance travel. They have the heavy moose body and the long, winding Reindeer antlers. They are kept by the Elgflkkøer. The Elgfløkker in Vordelgaard may lend you one if you help them. Some adventurous types may be found Snow-surfing around the continent. This is rather un-traditional, but the younger folk do it anyway.</text:span></text:p>
      <text:p text:style-name="P29"><text:span text:style-name="T4"><text:tab/>Northern cities also have at least one “sauna” type structure, that is akin to the native American sweat lodges. These are very relaxed, and are frequented by families and friends. There's no “religious” aspect.</text:span></text:p>
      <text:p text:style-name="P29"><text:span text:style-name="T4"><text:tab/>They are not accustomed to selling basic items, as they normally trade. When Rolan tries to buy anything, they are very confused.</text:span></text:p>
      <text:p text:style-name="P29"><text:span text:style-name="T4"><text:tab/>They also have Skinders, who are in charge of making the fur clothing necessary for the rugged weather. </text:span></text:p>
      <text:p text:style-name="P24"><text:span text:style-name="T4"><text:tab/>Note: If we don't use “ø”in text, it would be nice to still have it show up in a map, where it's just drawn in (for example, Vørdelgaard). It adds a cool fantasy touch.</text:span></text:p>
      <text:p text:style-name="P22"/>
      <text:p text:style-name="P26"><text:span text:style-name="T9">Frostfjord</text:span></text:p>
      <text:p text:style-name="P10"><text:span text:style-name="T4">mystical, elven wonderland (but without the frills)</text:span></text:p>
      <text:p text:style-name="P6"/>
      <text:p text:style-name="P9"><text:span text:style-name="T5">What</text:span><text:span text:style-name="T4">: Mystical ice-centered city. The palace and some areas are physically intertwined with the ice and environment (see palace picture for a really good example). The world and building interiors are rather dark with an overwhelming natural and powerful feeling. There is beauty in the natural formations, but there are virtually no man-made ornamental objects. Structures are made primarily with smooth stones. They are so smooth it appears to almost be metal. Homes are a perfect blend of ice and stone, and tend to have a similar eerily fantastical feel. Ice juts out, and hangs from ceilings. They have all normal city store, and one or two skinders. Nordic names with a fantasy/elegant/elvish twist. </text:span></text:p>
      <text:p text:style-name="P9"><text:span text:style-name="T4"><text:tab/>There is a particularly awesome tavern, Frøsnaring, where the center opens to a courtyard with a firepit. People sit around playing music and talking about interesting historical and cultural topics.</text:span></text:p>
      <text:p text:style-name="P3"/>
      <text:p text:style-name="P9"><text:span text:style-name="T4">Atmosphere: Rugged and icy, cold colors. </text:span></text:p>
      <text:p text:style-name="P9"><text:span text:style-name="T4"> </text:span><text:span text:style-name="T5">Why</text:span><text:span text:style-name="T4">: To see the truly untouched and natural part of Rolan's world. Introduced to Aksel, who will act as the major foil for Rolan. Aksel's betrayal of his city signals the start of the still-normal world starting to crumble. It's the first time we see repercussions and how serious the situation is. We also get to see some real high fantasy stuff—a castle in the ice, a holy pyre.</text:span></text:p>
      <text:p text:style-name="P9"><text:soft-page-break/><text:span text:style-name="T4"> </text:span><text:span text:style-name="T5">History</text:span><text:span text:style-name="T4">: Northerners have always lived on their own and are almost a primal, un-“advanced” people. They are very community-oriented. [similar to the Wildlings in Game of Thrones, but wiser]. They have a spiritual relationship to nature and each other. </text:span></text:p>
      <text:p text:style-name="P9"><text:span text:style-name="T4"> </text:span><text:span text:style-name="T5">Town Idiosyncrasies:</text:span><text:span text:style-name="T4"> Those that pass through the fire or are a part of the community are “of the black.” </text:span></text:p>
      <text:p text:style-name="P9"><text:span text:style-name="T4"><text:tab/>These people are also marked by a black mark indicating they passed through the Pyre.</text:span></text:p>
      <text:p text:style-name="P9"><text:span text:style-name="T4"><text:tab/>A derogatory term for northerners is “snowstain.”</text:span></text:p>
      <text:p text:style-name="P9"><text:span text:style-name="T4"><text:tab/>They have a strange love for fresh meat and hunting gear, as this basically represents their entire life.</text:span></text:p>
      <text:p text:style-name="P9"><text:span text:style-name="T4"><text:tab/>They may use the royal “we,” and individuals consider their existence the same as the whole community</text:span></text:p>
      <text:p text:style-name="P9"><text:span text:style-name="T4"> </text:span><text:span text:style-name="T5">Race/Culture: </text:span><text:span text:style-name="T4">Generally, they are accepting of other peoples, but consider themselves to be the most unenlightened. It is unlikely to see inter-racial marriages in the north, because no one travels so far, and fewer still are accepted into the culture. There has always existed a faction of pure-blood obsessed northerners, self-titled “Black bloods.” They have a deep hatred for those not of the north, and would gladly wipe them out. People are every proud of their station, no matter what it is. If one person got sick, the town would take care of them. Black Bloods are most common in Frostfjord.</text:span></text:p>
      <text:p text:style-name="P9"><text:span text:style-name="T4"><text:tab/>Northerners are not big on greetings. They operate like a family, and the city is the home. When they see someone, it is as though they never left. Even for major journeys, this trend holds true.</text:span></text:p>
      <text:p text:style-name="P9"><text:span text:style-name="T4"><text:tab/>Having a traditional Skind (fur clothes) made is a sign of becoming an adult, or part of northern society. They don't have typical bars, but the folk can often be found gathered around a fire drinking Drikke, a traditional alcohol. </text:span></text:p>
      <text:p text:style-name="P9"><text:span text:style-name="T4"><text:tab/>The Pyre is set up to test each person (or, more specifically, anyone remotely important --someone in the service of the king, etc) for evil. Evil comes in the form of not putting the needs of the community above all else. In history, other kingdoms have tried to take the north to gain resources, but have never succeeded because the terrain is so treacherous.</text:span></text:p>
      <text:p text:style-name="P9"><text:span text:style-name="T4"><text:tab/>-Specifically, they worship Prometheus, the oldest god. Fire is a sacred thing for the northerners. In each house exists some form of fire. Art often revolves around this theme. The typical gathering would involve being around a fire (whether for function or for comfort). Lighting the first candle in home is a long tradition for newlyweds, etc. Once a year, it is the duty of the king to hold a day free from light. This must be the result of a tragedy. Every house must put out their fires, and the people gather at the end of the day outside the king's home to light a fire together. This is their founding day.</text:span></text:p>
      <text:p text:style-name="P9"><text:span text:style-name="T4"> </text:span><text:span text:style-name="T5">Placement</text:span><text:span text:style-name="T4">:</text:span></text:p>
      <text:p text:style-name="P9"><text:span text:style-name="T4"> </text:span><text:span text:style-name="T5">Notes</text:span><text:span text:style-name="T4">: They tend to be dressed in a mixture between fantasy/medieval and arctic-wear. Again, see the Wildlings (Game of Thrones). Thick, baggy, often fur, hooded jackets and boots. Browns/grays, but covered in snow.</text:span></text:p>
      <text:p text:style-name="P3"/>
      <text:p text:style-name="P18"/>
      <text:p text:style-name="P26"><text:span text:style-name="T9">Nurnvard</text:span></text:p>
      <text:p text:style-name="P10"><text:span text:style-name="T4">foreigners in Bangkok—everyone loves you or hates you</text:span></text:p>
      <text:p text:style-name="P9"><text:span text:style-name="T4">What: Small village. Houses made from smooth stone and covered in sticks, brush. The tourist destination of north. There are igloo-type hotels. Lots of Easterners come here on personal “pilgrimages.” It's a cheesy spiritual-destination for young, wealthy people. </text:span></text:p>
      <text:p text:style-name="P9"><text:span text:style-name="T4"><text:tab/>In the tourist area, everything has an English name that is misspelled (pandering to tourists). “The Byutiful In.” “Lukshurius Kafe.” These are stuffed with animal skins, antlers, maps, knick knacks, anything to get attention and feel really trashy. The people that work </text:span><text:soft-page-break/><text:span text:style-name="T4">here are desperate for your money. The other areas, frequented by natives, have no names and feel barren. You should wonder why no one cares about the local culture.</text:span></text:p>
      <text:p text:style-name="P9"><text:span text:style-name="T4">Atmosphere: Icy but also snowy and barren. Less trees, very empty feeling </text:span></text:p>
      <text:p text:style-name="P9"><text:span text:style-name="T4">Why: Show how Rolan gets distracted trying to help people. </text:span></text:p>
      <text:p text:style-name="P9"><text:span text:style-name="T4">History: This city has been trampled through on a number of occasions by foreign militaries, etc. Anyone attempting to conquer the North starts here, as it is a port city, but is much smaller and easier to take than Frostfjord. The people are a weird mix of tradition and the outside world; as a result, they are the only northerners who consider themselves poor. They envy the outsiders with all of the money and possessions.</text:span></text:p>
      <text:p text:style-name="P9"><text:span text:style-name="T4"> Town Idiosyncrasies: Everyone is really jealous of Rolan and Lulu's money/possessions.</text:span></text:p>
      <text:p text:style-name="P9"><text:span text:style-name="T4"><text:tab/>-Someone is always heckling you to get out of the city (thinking you are tourists).</text:span></text:p>
      <text:p text:style-name="P9"><text:span text:style-name="T4"><text:tab/>-If you do share your story, no one is really concerned about you bringing trouble. They are strangely indifferent, showing their northern-side.</text:span></text:p>
      <text:p text:style-name="P9"><text:span text:style-name="T4"><text:tab/>-People will assume you are lost, and are trying to find the touristy stuff. When you explain that you aren't really a tourist, they get kind of excited. They may treat you extra special.</text:span></text:p>
      <text:p text:style-name="P9"><text:span text:style-name="T4"> Race/Culture: They are very accustomed to seeing foreigners, as many people stop here on their way to the Air Temple. It's the most touristy spot on the continent. At least one NPC has a “spa and re-sort.” There is a line between the older people that remember being occupied and the younger who want to sell you stuff.</text:span></text:p>
      <text:p text:style-name="P9"><text:span text:style-name="T4"><text:tab/>-dog / Elg farm</text:span></text:p>
      <text:p text:style-name="P9"><text:span text:style-name="T4"> Placement: end of first half, before meeting the Alliance</text:span></text:p>
      <text:p text:style-name="P9"><text:span text:style-name="T4"> Notes: </text:span></text:p>
      <text:p text:style-name="P3"/>
      <text:p text:style-name="P18"/>
      <text:p text:style-name="P26"><text:span text:style-name="T9">Willem's Cross</text:span></text:p>
      <text:p text:style-name="P10"><text:span text:style-name="T4">Mines of Moria</text:span></text:p>
      <text:p text:style-name="P9"><text:span text:style-name="T5">What</text:span><text:span text:style-name="T4">: A sea-side town tucked into a cave on the opposite side of some mountains. It's unusually pretty, rather than rugged or realistic. The entrance is large and ornate. The first level is the basic living quarters. The chieftain is a man whose ancestors were hand-chosen by Lord Sangrina to be in charge. It's generally straight-forward, rather than having decorations; however, there is one central area where stairs lead up to a special wall with colorful art and a statue of the founding Sangrina. There may be a rudimentary train system for moving jewels and metals from inside the mines. The Mines of Willem could provide for some really fun puzzles to manoeuvre.</text:span></text:p>
      <text:p text:style-name="P9"><text:span text:style-name="T4"><text:tab/>The full-sized town has all the amenities of the a city because the people must prepare for all of the elements. There is a typical bar where everyone hangs out after work, “Drafty Radcliff.” Names are a mix of the eastern Ramblin Juju variety with proper English. The typical names are actually lovely English names, but the Juju flair comes from trying to “keep up” with the home country. They're trying to be hip. Some older folk may make some awkward moments by trying to use “hip slang” with the kids. A smart player could deduce that Willem's Cross was settled or is related to the Eastern kingdom without being told.</text:span></text:p>
      <text:p text:style-name="P3"/>
      <text:p text:style-name="P9"><text:span text:style-name="T4">Atmosphere: Dim, but still artistically and romantically lit town inside a cave system. Cold and damp. </text:span></text:p>
      <text:p text:style-name="P9"><text:span text:style-name="T5">Why</text:span><text:span text:style-name="T4">: Attacked by the Eth Sin demons </text:span></text:p>
      <text:p text:style-name="P9"><text:span text:style-name="T5">History</text:span><text:span text:style-name="T4">: The harsh weather, coupled with the vicious animals and natives that were in the area when the people first settled, drove the citizens into the cave system. They found it was very safe, and rich with metals. There are a large number of miners, here, and Lord </text:span><text:soft-page-break/><text:span text:style-name="T4">Sangrina still has ships ferrying the goods back to the Eastern Kingdom from Willem's Cross.</text:span></text:p>
      <text:p text:style-name="P9"><text:span text:style-name="T4"><text:tab/>The name comes from a split in the passageway, discovered by a man, of course named Willem, who was running from an intruder. Has he turned left, he would have been cornered and died, or fallen down the deep cliff. However, to the right was a deep stretch of treasures, and even a passage leading up to the main encampment. His friends heard his screams and rescued him. </text:span></text:p>
      <text:p text:style-name="P9"><text:span text:style-name="T5">Town Idiosyncrasies</text:span><text:span text:style-name="T4">:</text:span></text:p>
      <text:p text:style-name="P9"><text:span text:style-name="T4"><text:tab/>-they genuinely don't know what a warm summer is like</text:span></text:p>
      <text:p text:style-name="P9"><text:span text:style-name="T4"><text:tab/>-You should never travel past a certain point unguided. You need to take a person or trained animal with you.</text:span></text:p>
      <text:p text:style-name="P9"><text:span text:style-name="T4"><text:tab/>-They will use strange Eastern slang, sometimes it sounds cool, sometimes it sounds stupid and awkward</text:span></text:p>
      <text:p text:style-name="P9"><text:span text:style-name="T4"><text:tab/>-the workers eat a LOT because they work so hard. </text:span></text:p>
      <text:p text:style-name="P9"><text:span text:style-name="T5">Race/Culture</text:span><text:span text:style-name="T4">: These people have been so out of the loop that they are almost their own new race of people. They are ultra pale and very small, but muscular. They may employ dwarves to help with their work. They may also actually be dwarves/a mix of dwarves and humans. Or reptile-people (see picture). They are workaholics, that don't know much about the outside world, as they are the only Easterners on the continent, and the northerners aren't fond of their presence. They are content with their simple, introverted lives. They do, however, take an afternoon break to have traditional tea and cake from back home...however, they don't have the best ingredients and it tends to taste gummy and weird.</text:span></text:p>
      <text:p text:style-name="P9"><text:span text:style-name="T4"><text:tab/>Baking is very important, as it is one of the few things they can do from home. There is an opening through the cave that leads to a small overlook. On this ledge is a large furnace specifically for these eastern cakes and breads. There is also a baker and their assistant, who <text:s/>must retrieve wood for the furnace.</text:span></text:p>
      <text:p text:style-name="P9"><text:span text:style-name="T4"><text:tab/>They get along very well with the non-human workers. They are friendly and treated as equal for some decades, now. There may still be one or two disgruntled non-humans.</text:span></text:p>
      <text:p text:style-name="P9"><text:span text:style-name="T4"><text:tab/> </text:span></text:p>
      <text:p text:style-name="P9"><text:span text:style-name="T5">Placement</text:span><text:span text:style-name="T4">: very late 1</text:span><text:span text:style-name="T15">st</text:span><text:span text:style-name="T4"> half </text:span></text:p>
      <text:p text:style-name="P9"><text:span text:style-name="T5">Notes</text:span><text:span text:style-name="T4">: Should be likeable and somehow related to Lulu. They are all easterners, and have a really strong fashion sense (colors, crazy hair) and stand out against the norther cities and natives. This is also after the betrayal, so it can be obvious (that Lulu is related to these villages).</text:span></text:p>
      <text:p text:style-name="P3"/>
      <text:p text:style-name="P18"/>
      <text:p text:style-name="P26"><text:span text:style-name="T9">Fairacre</text:span></text:p>
      <text:p text:style-name="P9"><text:span text:style-name="T5">What</text:span><text:span text:style-name="T4">: A rather poor town in the northeast. They have farm areas and animal pens, but everything is dead or dying. There may be a skinny cow or two, but the town is ragged. It is similar to Forest Town, in that it is a simple and recognizable town. However, the homes are simpler and more rugged, shaped more like traditional northern houses, and there are no shops.</text:span></text:p>
      <text:p text:style-name="P9"><text:span text:style-name="T4"> </text:span><text:span text:style-name="T5">Why</text:span><text:span text:style-name="T4">: Lulu's hometown. </text:span></text:p>
      <text:p text:style-name="P9"><text:span text:style-name="T5">History</text:span><text:span text:style-name="T4">: Another Eastern settlement. They were simple farmers, but not very successful. Anything they had was taken by the Eastern kingdom (much like the Ireland potato famine). They were attacked and wiped out by the Eth Sin demons.</text:span></text:p>
      <text:p text:style-name="P9"><text:span text:style-name="T4"> </text:span><text:span text:style-name="T5">Town Idiosyncrasies</text:span><text:span text:style-name="T4">: They are very </text:span></text:p>
      <text:p text:style-name="P9"><text:span text:style-name="T5">Race/Culture</text:span><text:span text:style-name="T4">: Typical farm-types. They are severely downtrodden and starving. They try to share with one another, but it doesn't work because </text:span><text:span text:style-name="T14">no one</text:span><text:span text:style-name="T4"> has enough food. In the end, people end up scavenging just to feed themselves. </text:span></text:p>
      <text:p text:style-name="P9"><text:soft-page-break/><text:span text:style-name="T5">Placement</text:span><text:span text:style-name="T4">: very late 1</text:span><text:span text:style-name="T15">st</text:span><text:span text:style-name="T4"> half </text:span></text:p>
      <text:p text:style-name="P9"><text:span text:style-name="T5">Notes</text:span><text:span text:style-name="T4">: <text:s/>We may or may not even see this town. We may only hear about it.</text:span></text:p>
      <text:p text:style-name="P3"/>
      <text:p text:style-name="P18"/>
      <text:p text:style-name="P26"><text:span text:style-name="T9">Vordelgaard</text:span></text:p>
      <text:p text:style-name="P10"><text:span text:style-name="T4">Icy Rome</text:span></text:p>
      <text:p text:style-name="P9"><text:span text:style-name="T5">What</text:span><text:span text:style-name="T4">: The most rural and traditional northern town. Simple houses and very harsh nordic names. This is a medium sized town, with a couple of houses that are actually rather large and estate-like. These have cool courtyards in their center, and show that traditional houses aren't always dull. There seems to be an altar or statue to every god imaginable. Houses have numerous talismans at the entrance, hanging from the rafters. Some of them have spiritual purposes, and many have practical uses.</text:span></text:p>
      <text:p text:style-name="P9"><text:span text:style-name="T4"><text:tab/>There is a small “coliseum” type structure, the Slaget.</text:span></text:p>
      <text:p text:style-name="P3"/>
      <text:p text:style-name="P9"><text:span text:style-name="T5">Why</text:span><text:span text:style-name="T4">: They are the only real, isolated tribal village in the world. Marianne's town </text:span></text:p>
      <text:p text:style-name="P9"><text:span text:style-name="T5">History</text:span><text:span text:style-name="T4">: They have always been a hermit village, and rarely interacted with their neighbors. They live very rough lives but, because of their small size, have been able to maintain their small community. In the very very distant past they tried to take over the other cities—in true Northerner fashion—but failed, and, in recent years, realized they were much too small to accomplish that in the future. Despite being so traditional, they were not the first establishment in the North. They were dissenters that traveled from Frostfjord looking for a lifestyle more in tune with nature. They didn't like all the bells and whistles of the capital—the pyre, the big houses, the newfangled technology and disregard for their old gods. </text:span></text:p>
      <text:p text:style-name="P9"><text:span text:style-name="T5">Town Idiosyncrasies</text:span><text:span text:style-name="T4">: While they also follow the “how goes your fire” stereotypical greeting, they also go even further back. The real northerner greeting is a slew of these questions. They care very much about how their neighbor is doing (if a neighbor is in poor condition, then the entire village is in danger). So they may ask “do you need new shoes? Would you like a drink? How do you feel?” and it get a little jarring, as an outsider never quite knows what to say, and they often change to match whatever the various holiday is that's being celebrated.</text:span></text:p>
      <text:p text:style-name="P9"><text:span text:style-name="T4"><text:tab/>-However, the inhabitants tend to underplay their own problems. If someone's house half caved in under snow: “oh, I much prefer having a smaller house.”</text:span></text:p>
      <text:p text:style-name="P9"><text:span text:style-name="T4"><text:tab/>-People will also regularly ask for favors and totally expect you to help them out...especially the old people. You'll end up helping around town if you stay here long</text:span></text:p>
      <text:p text:style-name="P9"><text:span text:style-name="T4"><text:tab/>-They make snacks and drinks from snow.<text:tab/> </text:span></text:p>
      <text:p text:style-name="P9"><text:span text:style-name="T5">Race/Culture: </text:span><text:span text:style-name="T4">Only native northerners live here. There may be one person they tease for not being native, but their family has actually lived in the town for almost 200 years. They'll talk about “that silly, tan southerner, with his weird accent,” even though they appear exactly the same. However, since they haven't intermixed with others, they also look like their ancestors—meaning they are very tall and large. They're almost small giants. <text:tab/>They, like Frostfjord, have the Founding Day, but they also celebrate smaller holidays year round. Some are spiritual, some are strangely practical and dull. You may walk in in the middle of Blanket Appreciation Week, or the Talvisaaga, which celebrates one of their many spirit gods. These holidays may be more akin to the Roman holidays, which were absolutely bonkers, and sound like a frat party. This makes the people that much more endearing, especially because they can keep a straight face will celebrating.</text:span></text:p>
      <text:p text:style-name="P9"><text:span text:style-name="T4"><text:tab/>-they have their own version of a coliseum, made out of ice. For some reason, no one can beat Valmar, a super old guy that has been winning every battle for some fifty years. They use clubs, spears and small shields.</text:span></text:p>
      <text:p text:style-name="P3"/>
      <text:p text:style-name="P9"><text:span text:style-name="T5">Placement</text:span><text:span text:style-name="T4">: late 2</text:span><text:span text:style-name="T15">nd</text:span><text:span text:style-name="T4"> half, “inciting rebellion – north” </text:span></text:p>
      <text:p text:style-name="P9"><text:soft-page-break/><text:span text:style-name="T5">Notes</text:span><text:span text:style-name="T4">: </text:span></text:p>
      <text:p text:style-name="P3"/>
      <text:p text:style-name="P6"/>
      <text:p text:style-name="P18"/>
      <text:p text:style-name="P26"><text:span text:style-name="T7">East:</text:span></text:p>
      <text:p text:style-name="P29"><text:span text:style-name="T4"><text:tab/>In general, people find the south very interesting, though backwards. The Dark Lord has been kept locked out of the south, and, as a result, there is very little contact between the two. The Easterners have no idea that they're the ones the world thinks is strange and hermit-like.</text:span></text:p>
      <text:p text:style-name="P29"><text:span text:style-name="T4"><text:tab/>The east is marked by extremely advanced technology and feels like an engineer's paradise mixed with medieval elements. It's almost another vein of steampunk. There are very romantic trains, airships, graffiti-art, etc.</text:span></text:p>
      <text:p text:style-name="P29"><text:span text:style-name="T4"><text:tab/>It is also, in parts, ultra-urban. Some areas may be Shinjuku/Tokyo meets iron and train lore. Still, it stays on the fantasy side, rather than the scifi side.</text:span></text:p>
      <text:p text:style-name="P15"/>
      <text:p text:style-name="P26"><text:span text:style-name="T9">Rambling Juju [central]</text:span></text:p>
      <text:p text:style-name="P29"><text:span text:style-name="T13"><text:tab/>Areas related to Rambling Juju often have both the Eastern name (Maker, Artsy Fartsy), and also the outside world name, which is always more description (Old Money District, Artist's District). Maps would likely display the Outside World name, unless the map is from the East.</text:span></text:p>
      <text:p text:style-name="P31"/>
      <text:p text:style-name="P9"><text:span text:style-name="T5">What</text:span><text:span text:style-name="T4">: An engineer's paradise broken into extremely classist districts. They are vaguely similar, but there is also a clear divide between the three sections. The most important area is the Arts District, which is covered in graffiti and industrial art. This bleeds into the Shantytown, where the graffiti and industrial look remains, but it is not so romantic and pretty. The other side of the Art District is the Blue Collar District, where everything becomes dull apartment buildings.</text:span></text:p>
      <text:p text:style-name="P9"><text:span text:style-name="T4"><text:tab/>Artsy Fartsy includes at least three waring art stores. One, </text:span><text:span text:style-name="T14">The First of Many</text:span><text:span text:style-name="T4">, is incredibly simple and elegant. It has smooth floors and large sculptures. The second, </text:span><text:span text:style-name="T14">The Inspiring Jupies,</text:span><text:span text:style-name="T4"> is hard and rebellious. Concrete, grafiti, and people dressed in a mixture of hipster and tattooed rockers. This is the look that really defines the arts area, and may include a secret room for meetings concerning lord Sangrina, his spies, etc. Thirdly,</text:span><text:span text:style-name="T14"> The Ending Branch,</text:span><text:span text:style-name="T4"> was a response to the Jupie movement, and the art is crazy psychadelic. The room may be all black with lights to form “stars” on the wall, as someone narrates their story. They go all out, and believe in challenging everything, meaning they can act a little crazy and “out there.” </text:span></text:p>
      <text:p text:style-name="P9"><text:span text:style-name="T5">Why</text:span><text:span text:style-name="T4">: Lucius's home base, and source of power. The only place in the world that isn't really in touch with nature. They grew in a different path after the monolith. </text:span></text:p>
      <text:p text:style-name="P9"><text:span text:style-name="T5">History</text:span><text:span text:style-name="T4">: <text:s/>This area has a history of being very mathematical, and highly prizes ingenuity and growth. The people, themselves, are pragmatic and intellectual. However, many years ago, the wealthy engineers and intellectuals tried to get into the airship business. They were highly successful, until the other kingdoms became worried. One by one, no other continent would let the West land airships on their land. The Sangrinas (Lucius's many ancestors) were famous for being power-hungry and having a strong military. In the end, the booming business was completely scrapped. People fell into their divided classes. </text:span></text:p>
      <text:p text:style-name="P9"><text:soft-page-break/><text:span text:style-name="T4"><text:tab/>Over time, the lower classes have become less and less tolerant of their place. Lord Sangrina, and other nobility, created a powerful infrastructure where the military kept an eye on everyone, but it was not so obvious as the west. The people believe they are generally happy, as they are allowed to express themselves—Lord Sangrina just doesn't tell them about anything upsetting going on, for example, The War Room. </text:span></text:p>
      <text:p text:style-name="P9"><text:span text:style-name="T5">Town Idiosyncrasies</text:span><text:span text:style-name="T4">:</text:span></text:p>
      <text:p text:style-name="P9"><text:span text:style-name="T4">- Artists will always be trying to sell an idea</text:span></text:p>
      <text:p text:style-name="P9"><text:span text:style-name="T4">-The three types really hate each other, but don't know the “big picture” of the kingdom (except for some artists)</text:span></text:p>
      <text:p text:style-name="P9"><text:span text:style-name="T4">- Everyone is really curious about the outside world, and they may stare at Rolan, and girls may ask him out for no reason. They have a particular curiosity about Bredon and its tree-houses. They expect Rolan to be a farmer and know how to fix everything.</text:span></text:p>
      <text:p text:style-name="P9"><text:span text:style-name="T4">- Everyone is so accustomed to their tech that they will be beyond confused when Rolan doesn't use it (he'll actually walk up stairs instead using his ZoomBoots to fly up. Even the Shantytowners may have ZoomBoots). Rolan may have a hard time figuring out some technology (doors, etc) and people have to help him </text:span></text:p>
      <text:p text:style-name="P9"><text:span text:style-name="T5">Race/Culture</text:span><text:span text:style-name="T4">: The city is heavily divided into sections/classes. However, they are all lower classes—the money is out in the Old Money District, or Lurn. There are soldier outposts throughout the city.</text:span></text:p>
      <text:p text:style-name="P3"/>
      <text:p text:style-name="P9"><text:span text:style-name="T4">There are three divisions: Artists, Blue collar workers, Shanties.</text:span></text:p>
      <text:p text:style-name="P9"><text:span text:style-name="T4"><text:tab/></text:span><text:span text:style-name="T7">Artsy Fartsies”</text:span><text:span text:style-name="T4">: urban, graffiti, extreme modern art. They're real “movers and shakers,” and are the ones who will cause an uprising late in game. An Airship Graveyard has been turned into an upscale art exhibit. There are strange museums and competitions. It's highly active. Two artists are actually spies/imposters sent by the DL and noblemen to try to stop artists from doing anything to troublesome.</text:span><text:span text:style-name="T14"> Herr Milo</text:span><text:span text:style-name="T4"> is generally suspected of being a fake, but </text:span><text:span text:style-name="T14">Rabbit</text:span><text:span text:style-name="T7"> </text:span><text:span text:style-name="T4">is a very influential artist, who is constantly undermining any efforts from the artists to take back the city. Rolan may be able to help out Rabbit during his time in the city. Rabbit may also try to join the rebellion.</text:span></text:p>
      <text:p text:style-name="P3"/>
      <text:p text:style-name="P9"><text:span text:style-name="T4"><text:tab/></text:span><text:span text:style-name="T7">“Card Folks”</text:span><text:span text:style-name="T4"> (</text:span><text:span text:style-name="T7">Blue Collar Workers):</text:span><text:span text:style-name="T4"> live on the outskirts and work primarily in the Old Money District as repairmen, maids, shop owners, etc. They commute on a daily basis. They are poor, but don't see themselves that way. They are generally comfortable with their work, despite the fact the artists are always insulting them. They can be actually very annoying and insulting with their blindness and stereotyping. “Card” refers to their ID cards that let them enter the Old Money District to work. Rolan may have to steal one of these to get inside.</text:span></text:p>
      <text:p text:style-name="P3"/>
      <text:p text:style-name="P9"><text:span text:style-name="T4"><text:tab/></text:span><text:span text:style-name="T7">“Scooters”</text:span><text:span text:style-name="T4"> </text:span><text:span text:style-name="T7">(poor people in the Shanties):</text:span><text:span text:style-name="T4"> A harmless sounding name referring to the scooters that the thieves in the area ride around as they try to rob/pickpocket you. This is the single most dangerous in-town area in the game. Thugs and thieves are everywhere. They will try to rob and trick you.</text:span></text:p>
      <text:p text:style-name="P3"/>
      <text:p text:style-name="P9"><text:span text:style-name="T4"><text:tab/>These three groups tend to dislike each other—a distraction from the fact they are all being exploited. </text:span></text:p>
      <text:p text:style-name="P9"><text:span text:style-name="T5">Placement</text:span><text:span text:style-name="T4">: Mid-2nd half. Last big new area </text:span></text:p>
      <text:p text:style-name="P9"><text:span text:style-name="T5">Notes</text:span><text:span text:style-name="T4">: Exiled Artist (found in party district trying to enter contests there?)</text:span></text:p>
      <text:p text:style-name="P3"/>
      <text:p text:style-name="P18"/>
      <text:p text:style-name="P26"><text:span text:style-name="T9">Party District [in Rambling Juju]</text:span></text:p>
      <text:p text:style-name="P10"><text:span text:style-name="T7">“Sugar Dive”</text:span></text:p>
      <text:p text:style-name="P9"><text:soft-page-break/><text:span text:style-name="T5">What</text:span><text:span text:style-name="T4">: <text:s/>A cool, and hipstery party area. There are typical “dive” type bars frequented by soldiers, complete with darts, pool, gambling (</text:span><text:span text:style-name="T14">The Regulars Stadt)</text:span><text:span text:style-name="T4">; Dance clubs where people are constantly dancing and won't acknowledge you (</text:span><text:span text:style-name="T14">The</text:span><text:span text:style-name="T4"> </text:span><text:span text:style-name="T14">Feel Goodies)</text:span><text:span text:style-name="T4">; lastly, there are bars that are more relaxed and quiet (beach sides, with hanging lights, lounge chairs, and crazy trippy decorations and/or mixed with the feeling of a Thailand beach bar (</text:span><text:span text:style-name="T14">Sleepin</text:span><text:span text:style-name="T4"> [Beast name]).</text:span></text:p>
      <text:p text:style-name="P9"><text:span text:style-name="T4"><text:tab/>There is trash, flyers, and old banners all over the place. Balloons, signs, fireworks, fancy cups and toothpicks with colorful streamers, anything you would expect to see in a party area. </text:span></text:p>
      <text:p text:style-name="P9"><text:span text:style-name="T5">Why</text:span><text:span text:style-name="T4">: Searching for the generals. Makes Rolan actually have some fun and be entertaining </text:span></text:p>
      <text:p text:style-name="P9"><text:span text:style-name="T5">History</text:span><text:span text:style-name="T4">: The Party District was created by the Sangrinas specifically to keep soldiers happy. Over time, everyone in the East started to consider it the “official party and hang out spot.” It's akin to Rome's “bread and circuses,” wherein the ruler gives the people food and lots of distracting parties to make them seem like a great ruler.  </text:span></text:p>
      <text:p text:style-name="P9"><text:span text:style-name="T5">Town Idiosyncrasies:</text:span></text:p>
      <text:p text:style-name="P9"><text:span text:style-name="T4">-People will all use your presence as a reason to toast</text:span></text:p>
      <text:p text:style-name="P9"><text:span text:style-name="T4">-Artists and other intellectuals try to avoid the area, saying it's filled with rude soldiers, but, in the end, everyone visits here.</text:span></text:p>
      <text:p text:style-name="P9"><text:span text:style-name="T4">-There is almost always a “special” or holiday of some kind. Even citizens have a hard time keeping it all straight</text:span></text:p>
      <text:p text:style-name="P9"><text:span text:style-name="T4">-People (moreso soldiers) will ask crazy questions or favors. If you respond like a normal, sober person, they get annoyed and don't help you. You may have to help someone do a handstand, or sing a song</text:span></text:p>
      <text:p text:style-name="P9"><text:span text:style-name="T4">-Many places will require someone to say you're “cool” before letting you in/do something special</text:span></text:p>
      <text:p text:style-name="P9"><text:span text:style-name="T4">-generally, older and younger people mix without </text:span><text:span text:style-name="T14">too</text:span><text:span text:style-name="T4"> much problem, but there are the occasional places that are clearly only older or younger people.</text:span></text:p>
      <text:p text:style-name="P9"><text:span text:style-name="T4">-They get really into karaoke, and competitions (complete the lyrics, name that song), and everything has a prize </text:span></text:p>
      <text:p text:style-name="P9"><text:span text:style-name="T5">Race/Culture:</text:span><text:span text:style-name="T4"> People are generally very accepting of each other, here. The upper and lower classes all mix together—however, the upper classes will pretend to be normal folk, here. </text:span></text:p>
      <text:p text:style-name="P9"><text:span text:style-name="T5">Placement</text:span><text:span text:style-name="T4">: mid 2</text:span><text:span text:style-name="T15">nd</text:span><text:span text:style-name="T4"> half </text:span></text:p>
      <text:p text:style-name="P9"><text:span text:style-name="T5">Notes</text:span><text:span text:style-name="T4">: There is a bar that puns on Lord Sangrina's name</text:span></text:p>
      <text:p text:style-name="P3"/>
      <text:p text:style-name="P18"/>
      <text:p text:style-name="P26"><text:span text:style-name="T9">Old Money District [in Rambling Juju]</text:span></text:p>
      <text:p text:style-name="P10"><text:span text:style-name="T4">Colloquial Name: “Makerr,” “Makerr Place”</text:span></text:p>
      <text:p text:style-name="P10"><text:span text:style-name="T4">“Get y'alls all gussied up, kiddo’s, we're visitin yer gramps in Makerr today!”</text:span></text:p>
      <text:p text:style-name="P4"/>
      <text:p text:style-name="P10"><text:span text:style-name="T4">This is considered a beautiful and traditional accent. Everyone else in the East is highly jealous of the Makerr accent, though it sounds really ridiculous</text:span></text:p>
      <text:p text:style-name="P6"/>
      <text:p text:style-name="P9"><text:span text:style-name="T5">What</text:span><text:span text:style-name="T4">: An engineer's heaven mixed up with beautiful castles, hidden behind a huge wall. Everyone here is fabulously wealthy, and most from engineering/scientific backgrounds. Their homes are filled with gadgets. This area has the most “steampunk” feel (again, not really steampunk, but the romanticized mechanical feel). Workers are brought in on a daily basis from the Blue Collar District of Juju. Literally everything here is fantastic and expensive. [See Lindblum, FF9, but way more exciting and technological.]</text:span></text:p>
      <text:p text:style-name="P9"><text:span text:style-name="T4"><text:tab/>The clothes/fashion may reflect a steampunk style (as in, expensive, and flashy, but also very vintage/otherworldly). Metal, Iron, stained glass, strange contraptions, iron paired </text:span><text:soft-page-break/><text:span text:style-name="T4">with bright jewel-colors</text:span></text:p>
      <text:p text:style-name="P3"/>
      <text:p text:style-name="P9"><text:span text:style-name="T4">Atmosphere: Artificial-feeling. Sky is gray, and clouded with technology. It seems to be under a giant metal dome...maybe it is. Everything is man-made. </text:span></text:p>
      <text:p text:style-name="P9"><text:span text:style-name="T5">Why</text:span><text:span text:style-name="T4">: Get our science-y sci-fi fill. </text:span></text:p>
      <text:p text:style-name="P9"><text:span text:style-name="T5">History</text:span><text:span text:style-name="T4">: The people here are engineers and scientists—and they're very good. One of their oldest families, the Fliegers (or Fliegums—it sounds redneckier), developed plans for their first airship. The Sangrina family loved the idea, and supported it financially. When it was completed, it was used to transport people across the ocean and set up mining and refinement villages. The endeavor grew steadily as they made more money and resources everyday. When the other continents revoked their right to land, the airship business crashed. However, the Makerrs had already acquired a large amount of wealth and taken a lot of “assistants,” goblin slaves. They have two types: the Babysitters, who are like Dobby the house elf, and Pony Goblins, who work the fields. The humans generally do not understand that this is slavery. The goblins have become accustomed to their job, but are not happy. Many escape. </text:span></text:p>
      <text:p text:style-name="P9"><text:span text:style-name="T5">Town Idiosyncrasies</text:span><text:span text:style-name="T4">:</text:span></text:p>
      <text:p text:style-name="P9"><text:span text:style-name="T4"><text:tab/>-when you come into a house, you are always greeted by the Babysitter.</text:span></text:p>
      <text:p text:style-name="P9"><text:span text:style-name="T4"><text:tab/>-People spend most of their time studying and lazing around</text:span></text:p>
      <text:p text:style-name="P9"><text:span text:style-name="T4"><text:tab/>-They can be really nerdy. They like to read and build everyday, but they also have a problem of talking about “the golden days of their youth” when they could fly around the world.</text:span></text:p>
      <text:p text:style-name="P9"><text:span text:style-name="T4"><text:tab/>-Everyone is really lazy about moving. They would rather user a teleporter than walk up stairs.</text:span></text:p>
      <text:p text:style-name="P9"><text:span text:style-name="T4"><text:tab/>-since they will think you are a blue collar worker, they will treat you like staff. They may ask you to clean or fix something, but they are very nice about it.</text:span></text:p>
      <text:p text:style-name="P9"><text:span text:style-name="T4"><text:tab/>-there is always food on the table, as though someone is about to sit down to a huge fancy meal</text:span></text:p>
      <text:p text:style-name="P9"><text:span text:style-name="T4"><text:tab/>-they love board games and games of wit. </text:span></text:p>
      <text:p text:style-name="P9"><text:span text:style-name="T4"><text:tab/>-They are actually insanely nice, and will offer you snacks and help. </text:span></text:p>
      <text:p text:style-name="P9"><text:span text:style-name="T5">Race/Culture</text:span><text:span text:style-name="T4">: They see themselves as superior to their goblin employees, and also believe it's best for the goblins to be employed like they are. They tend to see humans as the highest and most important being—other animals deserve to be “studied.” If they met a strange creature, they would likely lock it up in a lab and see what they can learn. <text:tab/>There may be a small goblin uprising you can choose to help or crush.</text:span></text:p>
      <text:p text:style-name="P9"><text:span text:style-name="T5">Placement</text:span><text:span text:style-name="T4">: mid 2</text:span><text:span text:style-name="T15">nd</text:span><text:span text:style-name="T4"> half </text:span></text:p>
      <text:p text:style-name="P9"><text:span text:style-name="T5">Notes</text:span><text:span text:style-name="T4">: </text:span></text:p>
      <text:p text:style-name="P3"/>
      <text:p text:style-name="P18"/>
      <text:p text:style-name="P23"><text:span text:style-name="T9">Upper Mash</text:span></text:p>
      <text:p text:style-name="P27"/>
      <text:p text:style-name="P9"><text:span text:style-name="T5">What</text:span><text:span text:style-name="T4">: Strange and eerie village in the woods of the west. It is dark and rainy in this town, and lights are installed in the tree trunks. The only reason Rolan doesn't get soaked within the village is that they have tarps high up in the trees that protect them from the rain. Externally, houses are simply cottages from wood, but with unusual quirks (tilts, uneven, awkward windows etc. see picture). Internally, the houses are very pristine, rather than rugged. Dreary colors, dull wallpaper, typical bronze fixtures and wood furniture. It is clearly a village of weirdos, but not necessarily as scary as the attached pictures. The woods surrounding the town, and the trees, are totally different from other environments. They are very spooky and dark colored, sometimes with creepy Blair-witch-style items </text:span><text:soft-page-break/><text:span text:style-name="T4">hanging from them.</text:span></text:p>
      <text:p text:style-name="P9"><text:span text:style-name="T4"><text:tab/>In the middle of the town is a cute little bonfire....except it has an unusually massive wooden “throne” and small benches surrounding the fire, like a church. No one really talks about what this is for. Nothing is really funny about this place.</text:span></text:p>
      <text:p text:style-name="P9"><text:span text:style-name="T4"><text:tab/>When the crystal, and cult, is destroyed, then the rain (may) let up.</text:span></text:p>
      <text:p text:style-name="P3"/>
      <text:p text:style-name="P9"><text:span text:style-name="T4">Atmosphere: Dark, rainy</text:span></text:p>
      <text:p text:style-name="P3"/>
      <text:p text:style-name="P9"><text:span text:style-name="T5">Why</text:span><text:span text:style-name="T4">: An eerie little village of cultists. Let's Rolan get into an actually creepy situation. </text:span></text:p>
      <text:p text:style-name="P9"><text:span text:style-name="T5">History</text:span><text:span text:style-name="T4">: An old city established by the east. When this city was established, the west got nervous about the Sangrina family and told them to never set foot on western land, again. Over time, Upper Mash has mostly lost it's eastern flair, but never really integrated with the west. The lower mash was the location of the previous town...although no one is quite sure what happened to it... [Lulu may sarcastically say “well, if you're upper mash, where's your lower half?” and the answer is just shifty eyes with an unusual “...no one knows...”</text:span></text:p>
      <text:p text:style-name="P3"/>
      <text:p text:style-name="P9"><text:span text:style-name="T5">Town Idiosyncrasies</text:span><text:span text:style-name="T4">:</text:span></text:p>
      <text:p text:style-name="P9"><text:span text:style-name="T4"><text:tab/>-certain holy animal that is on every building (crows)</text:span></text:p>
      <text:p text:style-name="P9"><text:span text:style-name="T4"><text:tab/>-They have a thing for letting animals roam free...it's really odd, and there are animals everywhere</text:span></text:p>
      <text:p text:style-name="P9"><text:span text:style-name="T4"><text:tab/> </text:span></text:p>
      <text:p text:style-name="P9"><text:span text:style-name="T5">Race/Culture</text:span><text:span text:style-name="T4">: </text:span></text:p>
      <text:p text:style-name="P9"><text:span text:style-name="T4"><text:tab/>The town is divided into </text:span><text:span text:style-name="T14">Mothers</text:span><text:span text:style-name="T4">, who have nothing to do with the cult, and are generally super sweet, and the </text:span><text:span text:style-name="T14">cultists</text:span><text:span text:style-name="T4">, themselves. Mothers are like little old sweet grandmas who are taken advantage of...except, as you'll find out, one sweet little mother is actually the head of it all. She made sort of stepford-wife doubles of the other mothers in the town. Every person in town is a fake, or a cultist.</text:span></text:p>
      <text:p text:style-name="P9"><text:span text:style-name="T4"><text:tab/>However, no one really tries to convert you or sell you anything strange. They just all talk about “The Return of The Outsider,” and how they must prepare. </text:span></text:p>
      <text:p text:style-name="P9"><text:span text:style-name="T4"><text:tab/>They actively hate non-humans, and see themselves as superior. They also hate some humans particularly the northerners, and are condescending to the rest. In public, they act overly nice and never let on to this fact. They worry that their culty actions will be inhibited if everyone knows. Their plan is to pay homage to the outsider, as they believe it will soon return and kill everyone who doesn't obey him. They may have had a hand in confusing Lord Sangrina, telling him about the power of the Outsider. </text:span></text:p>
      <text:p text:style-name="P9"><text:span text:style-name="T5">Placement</text:span><text:span text:style-name="T4">: mid 1</text:span><text:span text:style-name="T15">st</text:span><text:span text:style-name="T4"> half </text:span></text:p>
      <text:p text:style-name="P9"><text:span text:style-name="T5">Notes</text:span><text:span text:style-name="T4">: </text:span></text:p>
      <text:p text:style-name="P3"/>
      <text:p text:style-name="P18"/>
      <text:p text:style-name="P26"><text:span text:style-name="T9">Lurn</text:span></text:p>
      <text:p text:style-name="P9"><text:span text:style-name="T5">What</text:span><text:span text:style-name="T4">: <text:s/>A charming English beachtown. It may be a tad ‘hobbity’ (The Shire was also based on small town English life). A river also runs through the city, and you can ride canoes around it. It is a very romantic and pretty place. When people aren't canoeing, they're riding bikes. Instead of stairs, they may use Pater Nosters (google them. They’re super cool). People tend to just laze about and enjoy the sunny weather. Street signs for cafes and excursions are common. It’s not a tourist destination, but it may feel like one. Palm trees, beach chairs, ice cream carts. It’s also </text:span><text:span text:style-name="T14">not</text:span><text:span text:style-name="T4"> simply a California beach full of bros. It’s a family-friendly place.</text:span></text:p>
      <text:p text:style-name="P9"><text:span text:style-name="T4"><text:tab/>There are adorable french-style cafes, and a lot of gardens and small farms. For example, chicken coops, and a vegetable garden may be right outside the city hall. There is an external History Park detailing the Sangrina family's victories. It ends with a statue of </text:span><text:soft-page-break/><text:span text:style-name="T4">Lucius, and a free ice cream bar. There is a youth string quartet that plays on the green, here. Their parents are very proud. Names are rather pretty English names. (They did establish Fairacre and Willem’s Cross.)</text:span></text:p>
      <text:p text:style-name="P9"><text:span text:style-name="T4"><text:tab/>Lord Sangrina is the official ruler of the town. It’s a rather easy job for him because his entire family line has ruled Lurn, and the people generally love him. He allows the people to exploit their satellite towns (Willem’s cross, etc) so there is a surplus of money and little crime. The people can’t imagine having a better ruler. There is a government building in town that is used for small time courts, committee meetings and other small-time legal stuff. This building is marked with a huge bell tower. The bell is the symbol of the town’s separation from Ramblin Juju. They are an ultra-patriotic town… </text:span></text:p>
      <text:p text:style-name="P9"><text:span text:style-name="T5">Why</text:span><text:span text:style-name="T4">: Another kind of brainwashing—to show how the Sangrinas stay in charge of their continent. </text:span></text:p>
      <text:p text:style-name="P9"><text:span text:style-name="T5">History</text:span><text:span text:style-name="T4">: The people here are old money, but never went into the airship business. They are businessmen that may have paid for the scientists. They may be politicians, or running one of the small Eastern cities on other continents (Willem's Cross, etc.) </text:span></text:p>
      <text:p text:style-name="P9"><text:span text:style-name="T5">Town Idiosyncrasies</text:span><text:span text:style-name="T4">: Everyone talks down to you and is super hoity-toity <text:tab/>-They all love the Sangrinas and have no idea (or interest in) how evil they are</text:span></text:p>
      <text:p text:style-name="P9"><text:span text:style-name="T4"><text:tab/>-they all have dietary restrictions of varying sense (vegetarians, vegans, no tree nuts, only red and green food, nothing made from root vegetables, only imported foods).</text:span></text:p>
      <text:p text:style-name="P9"><text:span text:style-name="T4"><text:tab/>-they are all health-fanatics. People may be jogging, or doing “yoga” of some kind.</text:span></text:p>
      <text:p text:style-name="P9"><text:span text:style-name="T4"><text:tab/>-They have a tennis-style and chess-type game that they play constantly. </text:span></text:p>
      <text:p text:style-name="P9"><text:span text:style-name="T4"><text:tab/></text:span></text:p>
      <text:p text:style-name="P9"><text:span text:style-name="T5">Race/Culture</text:span><text:span text:style-name="T4">: The people here are not accustomed to visitors and can be rather judgmental and naïve. They even dislike the other easterners, considering them either “too rich” or “too artsy fartsy.” They can be a little stupid and are easily deceived. They really love Lord Sangrina, and think he's a swell guy. They are kind of vanilla, suburban cultists, in that they really never understand what's going on in the world, but support the Sangrinas at every turn. They may not be ultra wealthy, but these guys are stuck up and absolutely infuriating.</text:span></text:p>
      <text:p text:style-name="P9"><text:span text:style-name="T4"><text:tab/>The Sangrinas also pay for a lot of stuff in this city to keep them happy. There's a statue of Lucius erected in the town square, next to a free ice cream bar.</text:span></text:p>
      <text:p text:style-name="P9"><text:span text:style-name="T4"><text:tab/>They like to help the unfortunate....or they pretend to.</text:span></text:p>
      <text:p text:style-name="P9"><text:span text:style-name="T4"><text:tab/>Like Makerr Town, Lurn also uses goblins for slaves. They have many farms and even a factory. The goblins even help on the ships that go between the established towns (Willem's Cross, Upper Mash) and collect items. This is, of course, actually outlawed, but they do it anyway. </text:span></text:p>
      <text:p text:style-name="P9"><text:span text:style-name="T5">Placement</text:span><text:span text:style-name="T4">: </text:span></text:p>
      <text:p text:style-name="P9"><text:span text:style-name="T5">Notes</text:span><text:span text:style-name="T4">: Have a strange interest in the South. Whereas the east is very wealthy and prosperous, the south is rugged and represents the older culture. People tend to find Rolan really endearing for this reason. At some points it feels like Rolan is an asian girl who walked into an anime convention in the US. This could be really interesting in combination with the Lulu-storyline, as she has already betrayed him.</text:span></text:p>
      <text:p text:style-name="P3"/>
      <text:p text:style-name="P18"/>
      <text:p text:style-name="P26"><text:span text:style-name="T9">The “War Room”</text:span></text:p>
      <text:p text:style-name="P10"><text:span text:style-name="T4">The Prison made by engineer and airship enthusiasts</text:span></text:p>
      <text:p text:style-name="P4"/>
      <text:p text:style-name="P9"><text:span text:style-name="T5">What</text:span><text:span text:style-name="T4">: Large, iron, compound in the spirit of the Old Money District. Huge doors with intricate locking mechanisms. It is largely comprised of one huge airship skeleton, with others attached to it. Ghost trains and tracks are appropriately arranged for the military to keep an eye on everything. Many of the buildings are re-purposed train cars or airships. </text:span><text:soft-page-break/><text:span text:style-name="T4">There are different sections/levels for different types of prisoners including: military prisoners (soldiers from other kingdoms), kidnapped for information (historians, foreign diplomats or scientists), rebels (Easterners that were unsavory). The interior is a mixture of futuristic with the romantic and antique feel. Picture in folder is an example of it's “futuristic” look. This should mix with the antique style. I've never seen anything mixing the futuristic, with airship/train lore, and a prison. It should really be unlike anything else. </text:span></text:p>
      <text:p text:style-name="P9"><text:span text:style-name="T4"><text:tab/>Most of the camp retains the large and grand feeling of the airship lore, but dirty and worn down. The cells vary: military prisoners may be treated worse, in typical metal-bar cells in an empty train. Those kept for information may get something a little less gross. The interior may still retain the original color and flair of an airship. </text:span></text:p>
      <text:p text:style-name="P9"><text:span text:style-name="T4"><text:tab/>There are the lightly-armored variety of soldier that wears mostly cloth, and the larger more middle-age knight dressed type for keeping the peace. This would also be the ideal place for a mecha robot prison keeper (who is either an entirely automated robot or a human in a mecha suit (looking much like the ff6 magitek armor). Decision should hang on which is more fun to fight.</text:span></text:p>
      <text:p text:style-name="P9"><text:span text:style-name="T4"> </text:span><text:span text:style-name="T5">Why</text:span><text:span text:style-name="T4">: To show the dark side of the East. To find Marianne. </text:span></text:p>
      <text:p text:style-name="P9"><text:span text:style-name="T5">History</text:span><text:span text:style-name="T4">: The leftover trains and airship parts were all transported here by the Sangrina family for the specific purpose of creating something from their remains. Annoyed that they were no longer allowed to freely roam the other continents, they felt they needed to find another way to keep “on top” of the outside world. They did this by kidnapping any important people they felt could share vital information, and by retaining people that seemed to be spying on them. </text:span></text:p>
      <text:p text:style-name="P9"><text:span text:style-name="T5">Town Idiosyncrasies</text:span><text:span text:style-name="T4">: </text:span></text:p>
      <text:p text:style-name="P9"><text:span text:style-name="T4"><text:tab/>-guards always must confirm with one another before taking any action. It will prove to be the most confusing and impossible to understand military code, ever (because it makes no sense). Numbers and words are intertwined to create sentences. Something as simple as…</text:span></text:p>
      <text:p text:style-name="P9"><text:span text:style-name="T4">X: “224?”</text:span></text:p>
      <text:p text:style-name="P9"><text:span text:style-name="T4">Y: “2214.”</text:span></text:p>
      <text:p text:style-name="P9"><text:span text:style-name="T4">Could be “do you confirm?” “I confirm.” However, apart from this one Q&amp;A, nothing else is easy to crack... Unless it's part of a quest to escape!</text:span></text:p>
      <text:p text:style-name="P3"/>
      <text:p text:style-name="P9"><text:span text:style-name="T5">Race/Culture</text:span><text:span text:style-name="T4">: They don't necessarily torture people here, it is just a really awful prison to retain people they don't want running free. The guards are mostly human, as goblins are not so trusted; however, there are a handful of goblin soldiers and captains here that have “proved themselves.”</text:span></text:p>
      <text:p text:style-name="P9"><text:span text:style-name="T4"><text:tab/>The lower ranking soldiers, Loppers, placed here are the “dumb jock” type that really don't understand what's going on. The upper ranking soldiers, the Hush, are elite secret-army type that rely on Lord Sangrina and hope for big promotions. Hushes generally think Loppers are total morons, but Loppers don't quite get it...  </text:span></text:p>
      <text:p text:style-name="P9"><text:span text:style-name="T5">Placement</text:span><text:span text:style-name="T4">: late 2</text:span><text:span text:style-name="T15">nd</text:span><text:span text:style-name="T4"> half </text:span></text:p>
      <text:p text:style-name="P9"><text:span text:style-name="T5">Notes</text:span><text:span text:style-name="T4">: </text:span></text:p>
      <text:p text:style-name="P3"/>
      <text:p text:style-name="P18"/>
      <text:p text:style-name="P26"><text:span text:style-name="T9">Beauford</text:span></text:p>
      <text:p text:style-name="P29"><text:span text:style-name="T13">Victorian times with fantasy sea-lore</text:span></text:p>
      <text:p text:style-name="P9"><text:span text:style-name="T17">What:</text:span></text:p>
      <text:p text:style-name="P9"><text:span text:style-name="T18">Port town inspired by three things - the manners of the Victorian era + Spanish conquistadors and the Pirate culture. The facade of the town has it's own set of rules and customs, very proper. It's backalley locations called the </text:span><text:span text:style-name="T19">Foamy Grog </text:span><text:span text:style-name="T18">houses pirate dens </text:span><text:soft-page-break/><text:span text:style-name="T18">and sea inhabitants like mermen and sirens. It also has an ole town inn simply called </text:span><text:span text:style-name="T19">Banyan.</text:span></text:p>
      <text:p text:style-name="P11"/>
      <text:p text:style-name="P9"><text:span text:style-name="T17">Why: </text:span><text:span text:style-name="T18">Replace the underwater nation concept and is better in a way because the town is not located underwater, but rather beside the sea. Sea Serpent base camp.</text:span></text:p>
      <text:p text:style-name="P11"/>
      <text:p text:style-name="P9"><text:span text:style-name="T17">History: </text:span><text:span text:style-name="T18">This town started when the conquistadors saw the value in the seaside location. They built the town, unknowing that there is also seafolk living in the area, albeit underwater. There was some fighting, and the metal weapons of the conquistadors won over the stone weapons of the seafolk. The seafolk only have two choices, to leave the town or integrate into the area. They were not warmly welcomed but they were tolerated as long as they follow the rules.</text:span></text:p>
      <text:p text:style-name="P11"/>
      <text:p text:style-name="P9"><text:span text:style-name="T17">Town idiosyncrasies:</text:span></text:p>
      <text:p text:style-name="P9"><text:span text:style-name="T18">- A friendly sword duel is a form of greeting in this town. When they spot you, they will stop and duel you ala pokemon. You can refuse but that person will also refuse to speak to you and will refer to you as a mannerless squid. If you refuse too many times, you may lose out on some cool stuff.</text:span></text:p>
      <text:p text:style-name="P11"/>
      <text:p text:style-name="P9"><text:span text:style-name="T18">- Nowadays the aggressive attitude of the conquistadors are no more, as civilisation developed, their ways evolved into a more genteel, though cocky, manner. In the same vein, the seafolk are no longer uncivilized as they once were, they're part of the town as much as the people are. There are some seafolk pirates, but their numbers are small and they're not a threat to the stability of the town. </text:span></text:p>
      <text:p text:style-name="P11"/>
      <text:p text:style-name="P9"><text:span text:style-name="T18">-Seafolk and humans get along in public, as long as no one crosses any lines....</text:span></text:p>
      <text:p text:style-name="P11"/>
      <text:p text:style-name="P9"><text:span text:style-name="T18">- Sir Mort is one of the old conquistadors, that's why he's wearing that funny helmet. He could be guarding a treasure, a shard, an item, or even an entrance to somewhere Rolan needs to go.</text:span></text:p>
      <text:p text:style-name="P11"/>
      <text:p text:style-name="P9"><text:span text:style-name="T18">- Victorian structures and festive add ons like festival ribbons, banners etc combined with a pirate port town like Tortuga.</text:span></text:p>
      <text:p text:style-name="P11"/>
      <text:p text:style-name="P23"><text:span text:style-name="T17">Notes:</text:span></text:p>
      <text:p text:style-name="P23"><text:span text:style-name="T10">West:</text:span></text:p>
      <text:p text:style-name="P26"><text:span text:style-name="T9">The Block</text:span></text:p>
      <text:p text:style-name="P9"><text:span text:style-name="T5">What</text:span><text:span text:style-name="T4">: Grey stone buildings of similar cookie-cutter shape. Store buildings are dull square blocks. The residential buildings are apartment-style (all together), in semi-circular buildings (to avoid anyone having corners to hide stuff/themselves). These are situated around a huge glass box known as the “Judge's Box.” This is in the center of town. The judges meet here to hear cases and pass judgment. It is similar to public execution, except no one is executed. The city is in a large stone wall. On the inside hang large banners that are changed weekly. They have general brainwashing-style quotes and images.</text:span></text:p>
      <text:p text:style-name="P9"><text:span text:style-name="T4"><text:tab/>There are dutiful soldiers standing on every street corner. Every building has the crest of The Magistrate of The Block out front. You should have to purchase Wealth Stubs (as they don't officially accept your gold) but store owners will be curious enough to make illegal exchanges. There is no weapons shop. There is a very nice postcard store; however, there is no inter-kingdom mail system. There are two groceries, called FOOD A and FOOD B, and they have both have stupid taglines. <text:s/></text:span></text:p>
      <text:p text:style-name="P9"><text:soft-page-break/><text:span text:style-name="T4">FOOD A: YOUR OFFICIAL SOURCE OF STANDARD-ISSUE FLOUR.</text:span></text:p>
      <text:p text:style-name="P9"><text:span text:style-name="T4">FOOD B: LIKE [FOOD A] BUT WITH RICE.</text:span></text:p>
      <text:p text:style-name="P9"><text:span text:style-name="T4"><text:tab/>There is also a Farmer’s College, which is only one building with a couple of classrooms. </text:span></text:p>
      <text:p text:style-name="P9"><text:span text:style-name="T4"> </text:span><text:span text:style-name="T5">Why</text:span><text:span text:style-name="T4">: Show Malekev’s power and personality. The dystopian kingdom. </text:span></text:p>
      <text:p text:style-name="P3"/>
      <text:p text:style-name="P9"><text:span text:style-name="T5">History</text:span><text:span text:style-name="T4">: The kingdom was taken over by Malekev I, a previous lord with strange powers (at least, according to the judges).The people put their faith in the other important political figures to regain the state. These bloodlines would become The Judges. They consist of: the head of military; head of the treasury; head of the Newspaper. Malekev has been ruling the kingdom through these three puppets ever since. They do not allow their citizens to travel abroad, or have unregulated items from the outside world. </text:span></text:p>
      <text:p text:style-name="P9"><text:span text:style-name="T5">Town Idiosyncrasies</text:span><text:span text:style-name="T4">: Some people may give you discounts just so they can have some of your cool outside world money.</text:span></text:p>
      <text:p text:style-name="P9"><text:span text:style-name="T4"><text:tab/>-People will very confused by the fact you don't have a number</text:span></text:p>
      <text:p text:style-name="P9"><text:span text:style-name="T4"><text:tab/>-They will mention that Lulu's hair is not regulation; Lulu may have to get written permission to enter the city from the Magistrates, themselves</text:span></text:p>
      <text:p text:style-name="P9"><text:span text:style-name="T4"><text:tab/>-you need an id card for everything<text:tab/></text:span></text:p>
      <text:p text:style-name="P9"><text:span text:style-name="T4"><text:tab/>-”what a wonderful day [to live in the block]” are lyrics from an old song sung by a previous magistrate. They are now the unofficial greeting.</text:span></text:p>
      <text:p text:style-name="P9"><text:span text:style-name="T4"><text:tab/>-passtimes: watching judgments and PSAs (short skits or dramatic theater. It's like television but full of brainwashing). Judgments are generally strange and silly. As punishment for wearing miss-matched socks, the punishment may be that the man's son has to take the judge's really awful daughter to “prom” (AKA, Official Dancing Festival For Youths).</text:span></text:p>
      <text:p text:style-name="P9"><text:span text:style-name="T4"><text:tab/>-People can only buy/wear [in public] the official Color of the Year, and the Complimentary Colors may be worn in moderation. Black, white, gray and brown are always allowed.</text:span></text:p>
      <text:p text:style-name="P9"><text:span text:style-name="T4"><text:tab/>-kids treat the judges like celebrities and know everything about them. Historical/ political people trading cards are common.</text:span></text:p>
      <text:p text:style-name="P9"><text:span text:style-name="T4"> </text:span><text:span text:style-name="T5">Race/Culture</text:span><text:span text:style-name="T4">: They are all very similar and have no idea what it's like to be anything else. It may be a little cute how sheltered they are. </text:span></text:p>
      <text:p text:style-name="P9"><text:span text:style-name="T5">Placement</text:span><text:span text:style-name="T4">: late 1</text:span><text:span text:style-name="T15">st</text:span><text:span text:style-name="T4"> half </text:span></text:p>
      <text:p text:style-name="P9"><text:span text:style-name="T5">Notes</text:span><text:span text:style-name="T4">: </text:span></text:p>
      <text:p text:style-name="P3"/>
      <text:p text:style-name="P3"/>
      <text:p text:style-name="P3"/>
      <text:p text:style-name="P9"><text:span text:style-name="T16">King’s Farm</text:span></text:p>
      <text:p text:style-name="P10"><text:span text:style-name="T7">[This may not exist anymore, depending on Beauford's role]</text:span></text:p>
      <text:p text:style-name="P9"><text:span text:style-name="T4">What: A small farming town under control of the judges. It also includes a ‘retreat house’ for the judges. It is kept behind a high fence with only one entrance. You must have a key to come in or out. The farm exists specifically to grow harvest the king’s favourite food: Charmylberries, which are actually illegal as they contain a mild hallucinogen. They also grow other special herbs here that ordinary people have never seen before. The staff lives in a series of small, connected, brick houses near the garden. The herb garden is artistic and exquisite, locked in by a quaint gate and fence. Inside are fountains and almost a museum of herbs. The Charmylberry orchards are large and filled with wooden ladders and barrels, as well as the small pink fruit.</text:span></text:p>
      <text:p text:style-name="P9"><text:span text:style-name="T4"><text:tab/>The Retreat House is large enough for the judges to bring a dozen people over for <text:s/>party. There are three ‘resort’ homes with beds, surrounding a courtyard with a red tent. There may be white tables here, as the judges enjoy eating here as a band plays in the white gazebo, or chefs prepare something special.</text:span></text:p>
      <text:p text:style-name="P9"><text:soft-page-break/><text:span text:style-name="T4"> Why: Sangrina comes here looking for Marianne. It is only used as the backdrop for Lulu to start burning down villages. It may also be visited earlier in the game, but it is very small and inhabited only by the farmers. </text:span></text:p>
      <text:p text:style-name="P9"><text:span text:style-name="T4">History: It is staffed by the best farmer’s at the Farmer’s College. The judges swoop in and pick up the best farmers in the end of their studies, leaving the ordinary farms under staffed. </text:span></text:p>
      <text:p text:style-name="P9"><text:span text:style-name="T4">Town Idiosyncrasies: </text:span></text:p>
      <text:p text:style-name="P9"><text:span text:style-name="T4">Race/Culture: They are mostly humans, though the judges would employ anyone they found useful. There may be goblins, or any other kind of race here. </text:span></text:p>
      <text:p text:style-name="P9"><text:span text:style-name="T4">Placement: mid 2nd half </text:span></text:p>
      <text:p text:style-name="P9"><text:span text:style-name="T4">Notes: </text:span></text:p>
      <text:p text:style-name="P3"/>
      <text:p text:style-name="P3"/>
      <text:p text:style-name="P3"/>
      <text:p text:style-name="P6"/>
      <text:p text:style-name="P9"><text:span text:style-name="T16">The Rock Hoard</text:span></text:p>
      <text:p text:style-name="P9"><text:span text:style-name="T5">What</text:span><text:span text:style-name="T4">: Carved white stones leading down into a pit. It's actually very beautiful, and has a clear green-blue pond at the bottom. <text:s/>Inhabited currently by a small band of Banshees that attacked all the previous workers... It looks like the judges meant for you to get killed, here. At first, you mistake them for lost nymphs, but then they try to kill you. For added fun, they are here searching out/caring for a Leviathan that lives in the depths of the pool.</text:span></text:p>
      <text:p text:style-name="P9"><text:span text:style-name="T4"><text:tab/>This place is just a couple screens. There are no inhabitants besides the banshees. It's a recently abandoned work-site.</text:span></text:p>
      <text:p text:style-name="P9"><text:span text:style-name="T4"> </text:span><text:span text:style-name="T5">Why</text:span><text:span text:style-name="T4">: Looking for Sunstone for Judges </text:span></text:p>
      <text:p text:style-name="P9"><text:span text:style-name="T5">History</text:span><text:span text:style-name="T4">: An important location for the west. Workers would find stones here to ornament the castle and build new, small structures. However, when everyone was suddenly attacked the judges didn't know what to do and withdrew. </text:span></text:p>
      <text:p text:style-name="P9"><text:span text:style-name="T5">Placement</text:span><text:span text:style-name="T4">: late 1</text:span><text:span text:style-name="T15">st</text:span><text:span text:style-name="T4"> half </text:span></text:p>
      <text:p text:style-name="P9"><text:span text:style-name="T5">Notes</text:span><text:span text:style-name="T4">: </text:span></text:p>
      <text:p text:style-name="P3"/>
      <text:p text:style-name="P6"/>
      <text:p text:style-name="P6"/>
      <text:p text:style-name="P6"/>
      <text:p text:style-name="P6"/>
      <text:p text:style-name="P9"><text:span text:style-name="T16">Spire:</text:span></text:p>
      <text:p text:style-name="P31"/>
      <text:p text:style-name="P9"><text:span text:style-name="T13">The spire itself is a large beam of energy that shoots from deep within the Earth into the sky. It was formed by early sages (who are more of intellectual scientists). They harnessed energy from the Earth using the crystals to create portals that connect to different parts of the world. It is not for use by normal people, and can only be accessed from The Spire City. It is used by sages, or very important people in times of crisis. Only the sages know where the NC is stored, and they talk Rolan there via the spire. Stepping in the light immediately teleports you to whatever location you are thinking of (thought it can only be general, like a city, not a bathroom in the bar of the city). The spire stands in the middle of the city. There are shiny brass colors paired with blue, giving it an “Atlantis” feel.</text:span></text:p>
      <text:p text:style-name="P9"><text:span text:style-name="T4"><text:tab/>The city is separated into two areas: the ordinary population, and the sage area. Ordinary townspeople live at the very bottom of the spire. Their town sits on a the ground surrounding the spire, and also on a mountain that winds up, around the light beam. At the top of the mountain stands a beautiful blue and gold temple (The People's Temple) with a large, guarded gate. It is the entrance to the real spire. Only sages may come and go </text:span><text:soft-page-break/><text:span text:style-name="T4">freely; others require permission to pass through. On the other side, the city winds upward on a brassy man-made platform.</text:span></text:p>
      <text:p text:style-name="P16"/>
      <text:p text:style-name="P26"><text:span text:style-name="T12">People's Spire</text:span></text:p>
      <text:p text:style-name="P9"><text:span text:style-name="T5">What: </text:span></text:p>
      <text:p text:style-name="P9"><text:span text:style-name="T4"><text:tab/>The peasant side resembles a tourist attraction. People taking pictures; fashionable coffee shops; book stores; the Spire College. The school has a library (perhaps with a dungeon?), and many explorable areas and intelligent professors. There is a famous Laboratory, where scientists study the crystals. There is a large, expensive inn with lots of little hidden rooms and people to talk to. The town is bustling with young, energetic, people. Tourists are really pumped to be at the spire and they talk about it constantly. You can immediately differentiate locals and tourists.</text:span></text:p>
      <text:p text:style-name="P9"><text:span text:style-name="T4"><text:tab/>Inside the </text:span><text:span text:style-name="T7">College of the Spire</text:span><text:span text:style-name="T4"> are many professors, students and books. One professor will share her story with you: recently, the College Laboratory had to be shut down due to problems with one of the experiments. She would really love to get her paperwork back</text:span></text:p>
      <text:p text:style-name="P9"><text:span text:style-name="T4"><text:tab/>The city at the base of the spire is named the “People's City.” However, the upper half (with the real sages) is simply “The Spire City.” Rolan may keep referring to the city as “the spire” and confuse people. Everyone will correct him. The gate is simply “The Spire Gate.”</text:span></text:p>
      <text:p text:style-name="P9"><text:span text:style-name="T7"><text:tab/>Places</text:span><text:span text:style-name="T4">: The Spire College, <text:s/>cafes/hip places (“Meredith's Cafe,” “Spire Peace Wellness Tea Bar”) The People's Temple, The Spire Gate.</text:span></text:p>
      <text:p text:style-name="P9"><text:span text:style-name="T7"><text:tab/>Names</text:span><text:span text:style-name="T4">: Locals have pretty medieval names; however, there are also stupid, pretentious names to appeal to tourists.</text:span></text:p>
      <text:p text:style-name="P9"><text:span text:style-name="T4"><text:tab/>The People's Temple has many sages ready to answer questions, and go through sagely duties with visitors (like a temple stay). At the entrance are elderly ladies selling knick knacks and overpriced tea and junk. As soon as you enter the temple, everything is very respectful, and subdued. </text:span></text:p>
      <text:p text:style-name="P3"/>
      <text:p text:style-name="P9"><text:span text:style-name="T5">Why</text:span><text:span text:style-name="T4">: Our public area surrounding the holy spire (obviously, not everyone can just walk in!) </text:span></text:p>
      <text:p text:style-name="P9"><text:span text:style-name="T5">History</text:span><text:span text:style-name="T4">: The city was first a small town with only a pagan-style temple to the Matron (open to the air, nothing fancy). After the Monolith, the city actually become </text:span><text:span text:style-name="T14">more</text:span><text:span text:style-name="T4"> popular. Now, this place is pilgrim's heaven.  </text:span></text:p>
      <text:p text:style-name="P9"><text:span text:style-name="T5">Town</text:span><text:span text:style-name="T4"> </text:span><text:span text:style-name="T5">Idiosyncrasies</text:span><text:span text:style-name="T4">: </text:span></text:p>
      <text:p text:style-name="P9"><text:span text:style-name="T4"><text:tab/>-the sages standing around will constantly have something philosophical to say. </text:span></text:p>
      <text:p text:style-name="P9"><text:span text:style-name="T4"><text:tab/>-the tourists will constantly have something stupid or obnoxious to say.</text:span></text:p>
      <text:p text:style-name="P9"><text:span text:style-name="T4"><text:tab/>-doing anything rude here will result in dire consequences (eg. If you cut in front of a little old lady, everyone will hate you. You may get kicked out of a cafe for not taking off your shoes)</text:span></text:p>
      <text:p text:style-name="P9"><text:span text:style-name="T4"><text:tab/>-you may have to prove you are pure of spirit before being allowed to purchase items or enter store (with a riddle, getting an item, doing a favor) </text:span></text:p>
      <text:p text:style-name="P9"><text:span text:style-name="T5">Race/Culture:</text:span><text:span text:style-name="T4"> It is an intellectual hub; there are very smart people, and then the tourists. When you are on the People's Spire (the lower half, with the rabble) someone is always trying to sell you something. <text:s/>People are very serious about being positive, friendly and open-minded (like really pushy hipsters) </text:span></text:p>
      <text:p text:style-name="P9"><text:span text:style-name="T5">Placement</text:span><text:span text:style-name="T4">: <text:s/>late 1</text:span><text:span text:style-name="T15">st</text:span><text:span text:style-name="T4"> half </text:span></text:p>
      <text:p text:style-name="P9"><text:span text:style-name="T4">Notes: </text:span></text:p>
      <text:p text:style-name="P21"/>
      <text:p text:style-name="P26"><text:span text:style-name="T12">Spire City</text:span></text:p>
      <text:p text:style-name="P9"><text:span text:style-name="T5">What</text:span><text:span text:style-name="T4">: In The Spire City, there are only sage-related structures; “temples” and scenic </text:span><text:soft-page-break/><text:span text:style-name="T4">overlooks for meditation. The Library of the Matron (which also includes a laboratory). There is a smith who can do cool things with your weapons (give them added effects? Put crystals in them?) These buildings are very reminiscent of romantic portrayals of Atlantis. Brass and light blue colors forming large buildings with round ceilings. Strange and colorful patterns are in the middle of streets and in buildings. The sages wear long, traditional white robes with blue accessories. These may look like typical SNES mage-wear. The sages are largely indifferentiable when in their cloaks.</text:span></text:p>
      <text:p text:style-name="P9"><text:span text:style-name="T4"><text:tab/>Calm, sagely “Matron be with you,” vs. “I just a bought this Matron Mug at the Sapient Tea Leaf Readers Room. It enhances my innate crystal powers. I feel so peaceful already.” </text:span></text:p>
      <text:p text:style-name="P9"><text:span text:style-name="T5">Why</text:span><text:span text:style-name="T4">: The religious center </text:span></text:p>
      <text:p text:style-name="P9"><text:span text:style-name="T5">History</text:span><text:span text:style-name="T4">: Established in the very distant past to worship the matron. However, after the monolith event and the shattering, it continued to remain prominent. It is the only remaining place of real worship specifically to the matron. Its wealth is generated from tourism and donations. It is a rather wealthy city. </text:span></text:p>
      <text:p text:style-name="P9"><text:span text:style-name="T5">Town Idiosyncrasies</text:span><text:span text:style-name="T4">:</text:span></text:p>
      <text:p text:style-name="P9"><text:span text:style-name="T4"><text:tab/>-they speak in a confusing and wordy manner (not quite Shakespearean English, but similar)...maybe more like Yoda.</text:span></text:p>
      <text:p text:style-name="P9"><text:span text:style-name="T4"><text:tab/>-they really love maxims, sayings and fables. </text:span></text:p>
      <text:p text:style-name="P9"><text:span text:style-name="T5">Race/Culture</text:span><text:span text:style-name="T4">: All kinds of people can become sages—halflings, dwarves, goblins, young and old people...maybe you can unlock a sage Himmesldorf Horse by completing the Himmesldorf quests. They are very accepting and willing to answer any question. Lulu may have fun with this—asking bizarre questions just for the heck of it. However, the sage always “wins.”</text:span></text:p>
      <text:p text:style-name="P9"><text:span text:style-name="T4"><text:tab/>-they may give you tips that seem strangely useless at first, but painfully obvious later eg. how to open the doors, or who to speak to.</text:span></text:p>
      <text:p text:style-name="P9"><text:span text:style-name="T4"><text:tab/>-There is a strict hierarchy based on rank. You must talk to A before B before C, etc. </text:span></text:p>
      <text:p text:style-name="P3"/>
      <text:p text:style-name="P9"><text:span text:style-name="T5">Placement</text:span><text:span text:style-name="T4">: late 1</text:span><text:span text:style-name="T15">st</text:span><text:span text:style-name="T4"> half </text:span></text:p>
      <text:p text:style-name="P9"><text:span text:style-name="T5">Notes: </text:span></text:p>
      <text:p text:style-name="P8"/>
      <text:p text:style-name="P16"/>
      <text:p text:style-name="P23"><text:span text:style-name="T7">Air Temple</text:span></text:p>
      <text:p text:style-name="P23"><text:span text:style-name="T7"><text:tab/></text:span><text:span text:style-name="T4">Different ‘guilds.’ Some are honest, some are not. The thieves tend to steal from the overlords and their visitors. However, no one would dare actually take them on, because everyone would end up dead <text:s/>in the end. The </text:span></text:p>
      <text:p text:style-name="P23"><text:span text:style-name="T4"><text:tab/>‘Poisoned’ is the term for those condemned to the Air Temple</text:span></text:p>
      <text:p text:style-name="P16"/>
      <text:p text:style-name="P25"><text:span text:style-name="T4">Guilds: </text:span></text:p>
      <text:p text:style-name="P25"><text:span text:style-name="T4">There IS overlap between the races and guilds. There may be a Shatterling in the Ancients, or Rats. They simply tend to group together because they are similar, with similar pasts.</text:span></text:p>
      <text:p text:style-name="P23"><text:span text:style-name="T14">Ancient</text:span><text:span text:style-name="T4">: the ex-cons and ultra dangerous that gave up their past and tend to have quiet hobbies. Physically: </text:span></text:p>
      <text:p text:style-name="P23"><text:span text:style-name="T14">Temple Rats</text:span><text:span text:style-name="T4">: The cocky, loud bundle of thieves. They think highly of themselves, and have a personal beef with anyone that is not Poisoned. They are the sarcastic, bitter and </text:span><text:soft-page-break/><text:span text:style-name="T4">aggressive types. </text:span></text:p>
      <text:p text:style-name="P23"><text:span text:style-name="T4">Physically: they would have massive deformities and are either much larger or smaller than the normal person. They came together as friends from the southern continent, where they use to operate as thieves. They are the most likely to actually steal from you. Large ones may be reminiscent of Dragon Age Qunari (the big, bulky animal type humanoid, huge thick arms that are too large to be human). Claws. Faces are an alien/animal mix, see Turian faces, mixed with an actual rat. May or may not have tails.</text:span></text:p>
      <text:p text:style-name="P16"/>
      <text:p text:style-name="P23"><text:span text:style-name="T14">Shatterlings</text:span><text:span text:style-name="T4">: Have been around for a LONG time. They were around when the monolith shattered, and came in too close contact with the shards. As a result, they seem to be undying. These are the mysterious, almost vampire-type-sexy group. Some are more mysterious; some can have a devil-may-care attitude, or be really kind because they are so freaking old and broken. These may also exist outside the Temple, away from other kingdoms (no one should be aware of their existence, or they would end up in the Air Temple). </text:span></text:p>
      <text:p text:style-name="P23"><text:span text:style-name="T4">Physically: They have a human form, but with severe discolouration. They tend to have grey and black (old) skin, with strange tribal marking burned into them.</text:span></text:p>
      <text:p text:style-name="P16"/>
      <text:p text:style-name="P23"><text:span text:style-name="T14">Shamans</text:span><text:span text:style-name="T4">: Are mystical peoples that willingly came in contact with shards, and, over time, became very strange. They are ultra-tribal and primal. Physically, they move like chimps—almost standing on two legs. They communicate with animals (either in reality, or believe they do), and have an animal shape. They may all have the same shape, or have different shapes depending on what type of shaman they are.</text:span></text:p>
      <text:p text:style-name="P21"/>
      <text:p text:style-name="P26"><text:span text:style-name="T12">Sonh Vyet</text:span></text:p>
      <text:p text:style-name="P9"><text:span text:style-name="T5">What</text:span><text:span text:style-name="T4">: A city of exiled folks sentenced to stay away from the normal world. The prisoners are also put to work. The owner of the entire operation is a previous aristocrat, Lady Adell. She left when the Harvest Lords began to take over and thought up the Air Temple. Her workers (prisoners) make all sorts of goods. There is at least two workshops on the island. The items made here may be found around the world (particularly in the East). </text:span></text:p>
      <text:p text:style-name="P9"><text:span text:style-name="T4"><text:tab/>The people here wear dreary rags, as there isn’t much else available, but also spruce it up with punk accessories, sometimes showing off a physical deformity. The Air Temple is located on a floating continent. It is a mysterious place with mountains and mysterious alchemy-oriented homes and buildings. There is a HUGE wall with guards keeping the people inside. The continent has two levels. The bottom level is rather empty. It is just a large building (like a prison) for the people who are sentenced here to go through and be processed. </text:span></text:p>
      <text:p text:style-name="P9"><text:span text:style-name="T4"><text:tab/>The paths are covered in sand/dirt, often with strange alchemist doodles drawn in them. The homes are worn down wooden huts. They are dirty and unstable, but not quite filthy. It is kind of hard to say whether the town is pretty or gross…</text:span></text:p>
      <text:p text:style-name="P9"><text:span text:style-name="T4"><text:tab/>There is, in fact, a literal temple. Externally, it has the appearance is the outline of the typical asian style. There are no central colors, as it is inspired and created by people from all over the world. Inside, there is a small meditation room. It is empty, with smooth, glossy wooden floors. On the wall is a large map. Everyone can stick a pin in their home city to mark where they came from (once there is a pin, new people will hang a thread from that </text:span><text:soft-page-break/><text:span text:style-name="T4">needle to mark that they are also from the city).</text:span></text:p>
      <text:p text:style-name="P9"><text:span text:style-name="T4">[See Korea's Golgusa Temple] <text:tab/>The temple is located at the very top of a large hill. The other homes are located along the path to the temple. Most are actually placed in the hill, itself. There is also a small seedy Underworld with a bar or two and other sketchy places where the real street rats hang out.</text:span></text:p>
      <text:p text:style-name="P3"/>
      <text:p text:style-name="P9"><text:span text:style-name="T5">Why</text:span><text:span text:style-name="T4">: To get a look at a people totally cast off from the world, in a seedy city.</text:span></text:p>
      <text:p text:style-name="P3"/>
      <text:p text:style-name="P9"><text:span text:style-name="T5">History</text:span><text:span text:style-name="T4">: Air Temple Folk were exiled from their home in the west because they were ill or social outsiders. Over time, other major cities followed suit and sent their unwanted people here. People tend to come from The Block, but they are also (more in recent years) from Juju, and sometimes Bredon. The North doesn't really believe in this concept, so there are no northerners. </text:span></text:p>
      <text:p text:style-name="P9"><text:span text:style-name="T5">Town Idiosyncrasies</text:span><text:span text:style-name="T4">: </text:span></text:p>
      <text:p text:style-name="P9"><text:span text:style-name="T4"><text:tab/>-When you help someone, they give you a small ivory token. This is simply a thank you, but some of the very wealthy folk use it as a sign that they “owe you one”</text:span></text:p>
      <text:p text:style-name="P9"><text:span text:style-name="T4"><text:tab/>-brandishing weapons is a huge no-no. You will get attacked.</text:span></text:p>
      <text:p text:style-name="P9"><text:span text:style-name="T4"><text:tab/>-You have to learn which group is nice and which isn’t. Only some groups will be helpful. </text:span></text:p>
      <text:p text:style-name="P9"><text:span text:style-name="T4"><text:tab/>-shamans will try to cast spells on you or use you for some strange experiment</text:span></text:p>
      <text:p text:style-name="P9"><text:span text:style-name="T4"><text:tab/>-You can actually get robbed in certain areas if you’re not careful (you may have to press a certain button, and/or avoid certain shaded areas). People may also try to con you. The lesson to learn is, don’t trust the people in the Air Temple</text:span></text:p>
      <text:p text:style-name="P9"><text:span text:style-name="T4"><text:tab/>-Most everything here is hand-made</text:span></text:p>
      <text:p text:style-name="P9"><text:span text:style-name="T4"><text:tab/>-the underworld is a thieve’s den, as well as a generally sketchy place. It has beggars and people laying around alleys. You would only come here if you had to</text:span></text:p>
      <text:p text:style-name="P9"><text:span text:style-name="T4"> </text:span><text:span text:style-name="T5">Race/Culture</text:span><text:span text:style-name="T4">: They are strangely mutated people and creatures from around the world. Some are physically mutated while others have strange ticks or abilities that brought them here. They have nuanced views of the outside world; some are bitter about being at the air temple, some have moved on.</text:span></text:p>
      <text:p text:style-name="P9"><text:span text:style-name="T4"><text:tab/>Some people's clothes will be an attempt at retaining their home culture's clothing (a southerner would simply where what the people in Bredon wear, but it may be ripped or home made). Some are edgier, and mix ordinary clothes with black jewelry and clothes that accent whatever their particular “abnormality” is. While you might expect them to be rough and mean, they end up being intelligent and highly organised. There is an ‘honor among thieves’ system in place…other than the Rats (or whoever is ‘in charge.’)</text:span></text:p>
      <text:p text:style-name="P9"><text:span text:style-name="T4"><text:tab/>Each person in the temple is very nuanced and different. However, they do almost all have a beef with the outside world.</text:span></text:p>
      <text:p text:style-name="P9"><text:span text:style-name="T4"><text:tab/>Alchemists are relatively common here, as many hope to escape their current situation through some kind of magic. The alchemists are generally regarded as their own group, as they can be a little nutty (drawing symbols in the dirt, not having any friends, being messed up from chemicals in their experiments). Some ordinary inhabitants may dabble in alchemy, but there is a big difference between the die-hards and the part-time alchemists. Die-hards are generally viewed as strange, stupid, and loony. </text:span></text:p>
      <text:p text:style-name="P9"><text:span text:style-name="T5">Placement</text:span><text:span text:style-name="T4">: Late 1</text:span><text:span text:style-name="T15">st</text:span><text:span text:style-name="T4"> half </text:span></text:p>
      <text:p text:style-name="P9"><text:span text:style-name="T5">Notes:</text:span><text:span text:style-name="T4"> You may get the chance to pick a group to help/support. This could be an awesome optional story.</text:span></text:p>
      <text:p text:style-name="P8"/>
      <text:p text:style-name="P23"><text:span text:style-name="T4"><text:tab/></text:span></text:p>
      <text:p text:style-name="P26"><text:span text:style-name="T7">Optional Quest Locations (small villages)</text:span></text:p>
      <text:p text:style-name="P18"/>
      <text:p text:style-name="P26"><text:soft-page-break/><text:span text:style-name="T9">Ashton</text:span></text:p>
      <text:p text:style-name="P9"><text:span text:style-name="T5">What</text:span><text:span text:style-name="T4">: A rugged farm town of very hard workers. At the age of roughly 13 kids start to get into the family business (of farming). Younger kids tend to run wild and free after school hours. The houses are rather large plantation-type homes with large farms outback. Some have only small plants, but many have tall plants that require trails to walk through. Some fields will have a tractor, some may have buckets of fruit or vegetable. For every farmer working, there's one taking a nap. It's more southern USA than beautiful bucolic. The people really love their town and are very friendly and open. When they hear that one the boys has been causing trouble in Ebenlay, they get really embarrassed. </text:span></text:p>
      <text:p text:style-name="P9"><text:span text:style-name="T5">Why</text:span><text:span text:style-name="T4">: Chance to side quest in a good ole country town (since Forest Town got burned down and all) </text:span></text:p>
      <text:p text:style-name="P9"><text:span text:style-name="T5">History</text:span><text:span text:style-name="T4">: A simple farming town that gets by largely without the outside world. </text:span></text:p>
      <text:p text:style-name="P9"><text:span text:style-name="T5">Town Idiosyncrasies</text:span><text:span text:style-name="T4">: <text:tab/>-it seems 80% of their food is corn, in various forms. Rolan will definitely notice this.</text:span></text:p>
      <text:p text:style-name="P9"><text:span text:style-name="T4"><text:tab/>-some parents might try to marry you to their daughters, and possibly a son, because...</text:span></text:p>
      <text:p text:style-name="P9"><text:span text:style-name="T4"><text:tab/>-they think you are really amazing for traveling so much and that you would make a good farmer. They </text:span><text:span text:style-name="T14">do not</text:span><text:span text:style-name="T4"> simply think you must be wealthy, etc. They are very giving and genuine people.</text:span></text:p>
      <text:p text:style-name="P9"><text:span text:style-name="T4"><text:tab/>-there are a couple strange traditions (or, rather, superstitions). You must always throw the last piece of food out the window so the ghosts will follow it out of your house and you won't have poltergeists at night.</text:span></text:p>
      <text:p text:style-name="P9"><text:span text:style-name="T4"><text:tab/>-they interpret everything as a sign, though not necessarily from a 'god.' They're just really superstitious</text:span></text:p>
      <text:p text:style-name="P3"/>
      <text:p text:style-name="P9"><text:span text:style-name="T5">Race/Culture</text:span><text:span text:style-name="T4">: simple farm types with a high sense of responsibility and a ‘do unto others’ attitudes. Could be any race. </text:span></text:p>
      <text:p text:style-name="P9"><text:span text:style-name="T5">Placement</text:span><text:span text:style-name="T4">: not sure </text:span></text:p>
      <text:p text:style-name="P9"><text:span text:style-name="T5">Notes</text:span><text:span text:style-name="T4">: Banner Wars, Double Chief</text:span></text:p>
      <text:p text:style-name="P18"/>
      <text:p text:style-name="P26"><text:span text:style-name="T9">Ebenlay</text:span></text:p>
      <text:p text:style-name="P30"><text:span text:style-name="T13">Bagan</text:span></text:p>
      <text:p text:style-name="P9"><text:span text:style-name="T5">What</text:span><text:span text:style-name="T4">: Beautiful structures that reach upward. There are four bath houses that correspond to the four modes of work. One is clay (from clay workers); one is stone (from a quarry) one is wood (from the hunters and farmers); one is made from metal and jewels (from the tradesmen). They all have the same basic structure but with their own flair. The reigning champs are the First (clay). They banded together with two clay artists to make it really beautiful, and, of course, the artists always banter the best. One of them uses big words that don't exist and confuses everyone.</text:span></text:p>
      <text:p text:style-name="P3"/>
      <text:p text:style-name="P9"><text:span text:style-name="T5">Why</text:span><text:span text:style-name="T4">: A fun, geeky sidequest to brighten the mood </text:span></text:p>
      <text:p text:style-name="P9"><text:span text:style-name="T5">History</text:span><text:span text:style-name="T4">: They set up a town here many generations ago, and just enjoy their time. Baths became tradition after a very wealthy town chieftain built one. Over time, having a bath became a symbol of wealth and importance. However, soon the town became more equal (in that there were no more ultra-wealthy rulers) and more of a community of guilds. Each guild has its own bath set up for the workers and their families. It's as important as health insurance, here. The current guild heads' forefathers started the Banter tradition because they were all unwilling to say someone else had a better bath. The feud is now a cultural tradition that everyone loves to hate. They also love to hate each other. When someone threatens to stop participating, everyone gets really sad. In recent years, the clay team has </text:span><text:soft-page-break/><text:span text:style-name="T4">dominated almost constantly...until last week. Some unknown showed up and won, but they didn't even own a bath. They weren't even from Ebenlay. But, the winner gets access to all the baths, and now this person just won't leave. </text:span></text:p>
      <text:p text:style-name="P9"><text:span text:style-name="T5">Town Idiosyncrasies</text:span><text:span text:style-name="T4">:</text:span></text:p>
      <text:p text:style-name="P9"><text:span text:style-name="T4"><text:tab/>-everyone wants your opinion on the banter wars, the baths, and other people. They'll try to dig up dirt on the other groups.</text:span></text:p>
      <text:p text:style-name="P9"><text:span text:style-name="T4"><text:tab/>-they may try to trick you into helping them in some way (varies, the </text:span><text:span text:style-name="T14">how </text:span><text:span text:style-name="T4">depends on which group)</text:span></text:p>
      <text:p text:style-name="P9"><text:span text:style-name="T4"><text:tab/>-they will ask you to be their judge. You can also pick a team to side with </text:span></text:p>
      <text:p text:style-name="P9"><text:span text:style-name="T5">Race/Culture</text:span><text:span text:style-name="T4">: They are all people, but their heritage determines they profession. As a result, there seems to be four different races of people here.</text:span></text:p>
      <text:p text:style-name="P9"><text:span text:style-name="T4">1. Clay workers (builders and artists)—are rather pale and skinny</text:span></text:p>
      <text:p text:style-name="P9"><text:span text:style-name="T4">2. Stone quarry workers—are very large and muscular</text:span></text:p>
      <text:p text:style-name="P9"><text:span text:style-name="T4">3. Farmers, hunters—are very tan</text:span></text:p>
      <text:p text:style-name="P9"><text:span text:style-name="T4">4. Merchants—are dressed like the Merchant Caravan folks</text:span></text:p>
      <text:p text:style-name="P9"><text:span text:style-name="T4"><text:tab/>Everyone seems to hate the Clay workers, because they always win the Banter Wars. They band together to try to beat them, but it never works because someone always tries to play dirty. No one trusts the merchants. The farmers are seen as simpletons. The stone workers are overly aggressive. And the clay workers are snobbish. </text:span></text:p>
      <text:p text:style-name="P9"><text:span text:style-name="T5">Placement</text:span><text:span text:style-name="T4">: not sure </text:span></text:p>
      <text:p text:style-name="P9"><text:span text:style-name="T4">Notes: Banter Wars, Double Chief</text:span></text:p>
      <text:p text:style-name="P16"/>
      <text:p text:style-name="P26"><text:span text:style-name="T9">Himmlesdorf</text:span></text:p>
      <text:p text:style-name="P9"><text:span text:style-name="T5">What</text:span><text:span text:style-name="T4">: A hyper-conservative town with a LOT of rules. They are basically Amish, and really judgmental. Glimmery, shiny, magical farm with some crazy gravity-bending nature. Waterfalls that reach up into the sky that don't make sense. Village in Appalachia. Pretty tunnels. They live in simple cottage homes and they all look strangely similar. They love little table cloths, lamps, and other simple house hold items. There is no store, but a merchant may be placed here as they bring in a special order.</text:span></text:p>
      <text:p text:style-name="P9"><text:span text:style-name="T4"><text:tab/>Their tractors are set up with horses, and equestrianism is vital to life. Everyone knows how to ride, and do it regularly.</text:span></text:p>
      <text:p text:style-name="P3"/>
      <text:p text:style-name="P9"><text:span text:style-name="T5">Why</text:span><text:span text:style-name="T4">: Fun closed-minded fanatics! </text:span></text:p>
      <text:p text:style-name="P9"><text:span text:style-name="T5">History</text:span><text:span text:style-name="T4">: This town was established not too many years earlier by some extremists. They really are just some messed up folks that wanted to create a hyper-fanatical village. There's not a lot to respect about them—although they do sustain themselves really well! They believe the Matron still lives and they must live their lives according to her teachings or they will smote. Of course, the matron didn't really have any teachings...the woman in charge calls herself The True Sage Samantha, and has a crazy made-up story about how she used to be a sage at the spire. Since you've been there, you see through her story. She says she can hear the matron and relays information (it's the Catholicism to Rolan's protestant world). </text:span></text:p>
      <text:p text:style-name="P9"><text:span text:style-name="T5">Town Idiosyncrasies</text:span><text:span text:style-name="T4">: They all think they know better than you, and may giggle when you try to talk about the outside world</text:span></text:p>
      <text:p text:style-name="P9"><text:span text:style-name="T4"><text:tab/>-they all have a horse</text:span></text:p>
      <text:p text:style-name="P9"><text:span text:style-name="T4"><text:tab/>-they are trusting and leave their stuff laying around. You may be able to steal </text:span></text:p>
      <text:p text:style-name="P9"><text:span text:style-name="T5">Race/Culture</text:span><text:span text:style-name="T4">: They all wear straw hats and white/gray/navy clothes. Favorite pastimes include boardgames, trust exercises, and farmwork. However, they are actually VERY educated about the world. They just choose not to deal with outsiders.</text:span></text:p>
      <text:p text:style-name="P9"><text:span text:style-name="T4"><text:tab/>They may have horses that talk or something totally similarly bonkers. This may be the power of a crystal their founding father found, and is the reason they are able to farm </text:span><text:soft-page-break/><text:span text:style-name="T4">so well and sustain themselves. Perhaps the horse ate the crystal, and passed the skill on to his horse children. </text:span></text:p>
      <text:p text:style-name="P9"><text:span text:style-name="T5">Placement</text:span><text:span text:style-name="T4">: not sure </text:span></text:p>
      <text:p text:style-name="P9"><text:span text:style-name="T5">Notes</text:span><text:span text:style-name="T4">: Double Chief + Knight in Shining Armor (could that include a (historical) fair?)</text:span></text:p>
      <text:p text:style-name="P16"/>
      <text:p text:style-name="P26"><text:span text:style-name="T9">Sylvetra</text:span><text:span text:style-name="T12"> </text:span></text:p>
      <text:p text:style-name="P9"><text:span text:style-name="T13">Auralia, Aurium, Heralia, Caelarium</text:span></text:p>
      <text:p text:style-name="P4"/>
      <text:p text:style-name="P9"><text:span text:style-name="T5">What</text:span><text:span text:style-name="T4">: Names are all latin-roots for plant and earthy words. The inhabitants are literally trees (like ents). There are no “houses,” but there are shelters and pretty gardens, gazebos, etc.</text:span></text:p>
      <text:p text:style-name="P9"><text:span text:style-name="T4"><text:tab/>For this reason, the beetle infestation is truly horrible. The insects are basically killing the inhabitants (since they are plant-beings).</text:span></text:p>
      <text:p text:style-name="P9"><text:span text:style-name="T4"> </text:span><text:span text:style-name="T5">Why</text:span><text:span text:style-name="T4">: an ultra fantasy village of non-humans </text:span></text:p>
      <text:p text:style-name="P9"><text:span text:style-name="T5">History</text:span><text:span text:style-name="T4">: The Sylvana settled here long before the Matron was well known. They would have known her, and been in communication. They have lived here ever since. No one has really tried to attack them, and any small hordes of bandits or rogues were defeated immediately, as they have special powers. Their goal is to simply live in nature and be one with the world. </text:span></text:p>
      <text:p text:style-name="P9"><text:span text:style-name="T5">Town Idiosyncrasies</text:span><text:span text:style-name="T4">: The Sylvana nymphs are very kind, but very busy. They must take care of the aged Sylvetra Trees (trimming, keeping bad bugs away).</text:span></text:p>
      <text:p text:style-name="P9"><text:span text:style-name="T4"><text:tab/>-The Sylvana are very ethereal and magical—they may sing, hide, giggle and keep secrets. </text:span></text:p>
      <text:p text:style-name="P9"><text:span text:style-name="T5">Race/Culture</text:span><text:span text:style-name="T4">:  <text:tab/>Sylvanas and their “helpers” are forest nymphs. As they age, they are unable to transform and become trees for the rest of eternity. The helper nymphs are, therefore, simply younger inhabitants. These nymphs are very ethereal creatures—they look like living art mixed with tree branches. (see picture. It's really perfect). They are not necessarily the wise, all-knowing types (like ents), but they are very outside of the world. They live in their private, all-inclusive world (somewhere Tom Bombadil would actually make sense). As a result, they don't really understand or care about Rolan's problems. They are also not insanely powerful or useful (no ents storming the monolith). They are rather weak, forgotten creatures. The nymphs look reminiscent of Terra's esper form in FF6.</text:span></text:p>
      <text:p text:style-name="P9"><text:span text:style-name="T4"><text:tab/></text:span></text:p>
      <text:p text:style-name="P9"><text:span text:style-name="T5">Placement</text:span><text:span text:style-name="T4">: not sure </text:span></text:p>
      <text:p text:style-name="P9"><text:span text:style-name="T5">Notes</text:span><text:span text:style-name="T4">: Beetles/Exterminated</text:span></text:p>
      <text:p text:style-name="P16"/>
      <text:p text:style-name="P26"><text:span text:style-name="T9">Azmargog</text:span></text:p>
      <text:p text:style-name="P9"><text:span text:style-name="T5">What</text:span><text:span text:style-name="T4">: Lots of gold treasure hoards. Some goblins become Hobgoblins—they like to cause trouble. Their village is a small slew of huts in the middle of nowhere. They tend to spend most of their time outside of the village, preying on passers-by. There are wooden lookout towers hidden in the surrounding area.</text:span></text:p>
      <text:p text:style-name="P9"><text:span text:style-name="T4"><text:tab/>The goblins, themselves, live in a swamp. Their small houses are constructed from wood and hay, and have very sharp angles. Some of them are in the trees, very haphazardly attached. It looks like it could fall at any moment. For ladders, they use misshapen, crooked wooden planks pinned to the trees. The interiors have no furniture, just junk and stolen items strewn everywhere. The buildings, themselves, have cracks and light shines through these holes. Outside, there are animals roasting on spits, and goblins sleeping or eating in the middle of the “street” (path). </text:span></text:p>
      <text:p text:style-name="P9"><text:soft-page-break/><text:span text:style-name="T5">Why</text:span><text:span text:style-name="T4">: To see some weird icky goblins </text:span></text:p>
      <text:p text:style-name="P9"><text:span text:style-name="T5">History</text:span><text:span text:style-name="T4">: The goblins were largely enslaved by the Eastern kingdom. Many of those you meet were or have friends that were previously working in the east. Rather than with their words, goblins show their disdain for humans by attacking, yelling and freaking out. It will take a lot of work to get them to not hate you. </text:span></text:p>
      <text:p text:style-name="P9"><text:span text:style-name="T5">Town Idiosyncrasies:</text:span></text:p>
      <text:p text:style-name="P9"><text:span text:style-name="T4"><text:tab/>-Rolan is totally unable to pronounce [or remember] any goblin names properly. For this reason, everyone will say he is stupid.</text:span></text:p>
      <text:p text:style-name="P9"><text:span text:style-name="T4"> </text:span><text:span text:style-name="T5">Race/Culture</text:span><text:span text:style-name="T4">: Here we have the smaller variety of goblin. The dwarf-ish and green type. They are aggressive but not necessarily powerful. They are powerful when they fight as a swarm, but tend to fight each other. They don't particularly care about outsiders, but they are rather rude, in general. It is considered normal to fight and insult everyone—even your loved ones.</text:span></text:p>
      <text:p text:style-name="P9"><text:span text:style-name="T4"><text:tab/>They are mischievous and constantly make trouble. They are thieves, but not particularly good in combat. They are too disorganised to build cities, and live only in small tribes. However, they are also really into themselves, and their own culture. For this reason, they have shows and contests rather regularly. They have contests to see who can steal from the most travellers, who can make the most disgusting soup, who can trick someone into eating something. They are constantly playing games. </text:span></text:p>
      <text:p text:style-name="P9"><text:span text:style-name="T5">Placement</text:span><text:span text:style-name="T4">: not sure </text:span></text:p>
      <text:p text:style-name="P9"><text:span text:style-name="T5">Notes</text:span><text:span text:style-name="T4">: Varicose Vanity/Goblin town</text:span></text:p>
      <text:p text:style-name="P3"/>
      <text:p text:style-name="P3"/>
      <text:p text:style-name="P9"><text:span text:style-name="T13">NAME NOTES</text:span></text:p>
      <text:p text:style-name="P9"><text:span text:style-name="T13">Sylvia, Sylvie</text:span></text:p>
      <text:p text:style-name="P9"><text:span text:style-name="T13">Mudbottom</text:span></text:p>
      <text:p text:style-name="P9"><text:span text:style-name="T13">Blairwick, Blairfeld</text:span></text:p>
      <text:p text:style-name="P9"><text:span text:style-name="T13">Bitterroot</text:span></text:p>
      <text:p text:style-name="P9"><text:span text:style-name="T13">Ambrosia</text:span></text:p>
      <text:p text:style-name="P9"><text:span text:style-name="T13">Birch</text:span></text:p>
      <text:p text:style-name="P9"><text:span text:style-name="T13">-root</text:span></text:p>
      <text:p text:style-name="P9"><text:span text:style-name="T13">Swallows</text:span></text:p>
      <text:p text:style-name="P9"><text:span text:style-name="T13">(color/season) Thistle</text:span></text:p>
      <text:p text:style-name="P9"><text:span text:style-name="T13">Trillium</text:span></text:p>
      <text:p text:style-name="P9"><text:span text:style-name="T13">maple</text:span></text:p>
      <text:p text:style-name="P9"><text:span text:style-name="T13">weed</text:span></text:p>
      <text:p text:style-name="P9"><text:span text:style-name="T13">grove</text:span></text:p>
      <text:p text:style-name="P9"><text:span text:style-name="T13">Climbing</text:span></text:p>
      <text:p text:style-name="P9"><text:span text:style-name="T13">Coral</text:span></text:p>
      <text:p text:style-name="P9"><text:span text:style-name="T13">java</text:span></text:p>
      <text:p text:style-name="P9"><text:span text:style-name="T13">plum</text:span></text:p>
      <text:p text:style-name="P9"><text:span text:style-name="T13">Maiden</text:span></text:p>
      <text:p text:style-name="P9"><text:span text:style-name="T13">orchid</text:span></text:p>
      <text:p text:style-name="P9"><text:span text:style-name="T13">-hurst</text:span></text:p>
      <text:p text:style-name="P8"/>
      <text:p text:style-name="P9"><text:span text:style-name="T13">Coralina</text:span></text:p>
      <text:p text:style-name="P8"/>
      <text:p text:style-name="P9"><text:span text:style-name="T13">Finbury: Sylvie, Trillia, Bittercress, Plumfeld, Thistlewood, Deep Tarn</text:span></text:p>
      <text:p text:style-name="P9"><text:span text:style-name="T13">Flintborough: Terra, Mudbottom, Barrel Creek</text:span></text:p>
      <text:p text:style-name="P9"><text:span text:style-name="T13">Beauford: Radcliff, Barton, Hawk-</text:span></text:p>
      <text:p text:style-name="P8"/>
      <text:p text:style-name="P8"/>
      <text:p text:style-name="P9"><text:soft-page-break/><text:span text:style-name="T13">Traditional Asian</text:span></text:p>
      <text:p text:style-name="P9"><text:span text:style-name="T13">No sun</text:span></text:p>
      <text:p text:style-name="P9"><text:span text:style-name="T13">Happy fairyland</text:span></text:p>
      <text:p text:style-name="P9"><text:span text:style-name="T13">Desert Palace (wooorrmms)</text:span></text:p>
      <text:p text:style-name="P9"><text:span text:style-name="T13">50's dance hall (or whole retro town/are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12:57:35.457252000</meta:creation-date>
    <dc:date>2015-06-15T12:57:54.776341000</dc:date>
    <meta:editing-duration>PT19S</meta:editing-duration>
    <meta:editing-cycles>1</meta:editing-cycles>
    <meta:document-statistic meta:table-count="0" meta:image-count="0" meta:object-count="0" meta:page-count="29" meta:paragraph-count="502" meta:word-count="14799" meta:character-count="87325" meta:non-whitespace-character-count="72652"/>
    <meta:generator>LibreOffice/4.4.3.2$MacOSX_X86_64 LibreOffice_project/88805f81e9fe61362df02b9941de8e38a9b5fd16</meta:generator>
  </office:meta>
</office:document-meta>
</file>